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Heading_20_1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>
      <style:text-properties fo:color="#1155cc" style:text-underline-style="solid" style:text-underline-color="font-color"/>
    </style:style>
    <style:style style:name="T6_83" style:family="text"/>
    <style:style style:name="T6_84" style:family="text">
      <style:text-properties fo:color="#1155cc" style:text-underline-style="solid" style:text-underline-color="font-color"/>
    </style:style>
    <style:style style:name="T6_85" style:family="text"/>
    <style:style style:name="T6_86" style:family="text">
      <style:text-properties fo:color="#1155cc" style:text-underline-style="solid" style:text-underline-color="font-color"/>
    </style:style>
    <style:style style:name="T6_87" style:family="text"/>
    <style:style style:name="T6_88" style:family="text">
      <style:text-properties fo:color="#1155cc" style:text-underline-style="solid" style:text-underline-color="font-color"/>
    </style:style>
    <style:style style:name="T6_89" style:family="text"/>
    <style:style style:name="T6_90" style:family="text">
      <style:text-properties fo:color="#1155cc" style:text-underline-style="solid" style:text-underline-color="font-color"/>
    </style:style>
    <style:style style:name="T6_91" style:family="text"/>
    <style:style style:name="T6_92" style:family="text">
      <style:text-properties fo:color="#1155cc" style:text-underline-style="solid" style:text-underline-color="font-color"/>
    </style:style>
    <style:style style:name="T6_93" style:family="text"/>
    <style:style style:name="T6_94" style:family="text">
      <style:text-properties fo:color="#1155cc" style:text-underline-style="solid" style:text-underline-color="font-color"/>
    </style:style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P21" style:family="paragraph" style:parent-style-name="Heading_20_1">
      <style:paragraph-properties fo:break-before="auto" fo:margin-top="0.847cm" fo:margin-bottom="0.212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P27" style:family="paragraph" style:parent-style-name="Heading_20_1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P31" style:family="paragraph" style:parent-style-name="Heading_20_1">
      <style:paragraph-properties fo:break-before="auto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T34_35" style:family="text"/>
    <style:style style:name="T34_36" style:family="text">
      <style:text-properties fo:color="#1155cc" style:text-underline-style="solid" style:text-underline-color="font-color"/>
    </style:style>
    <style:style style:name="T34_37" style:family="text"/>
    <style:style style:name="T34_38" style:family="text">
      <style:text-properties fo:color="#1155cc" style:text-underline-style="solid" style:text-underline-color="font-color"/>
    </style:style>
    <style:style style:name="T34_39" style:family="text"/>
    <style:style style:name="T34_40" style:family="text">
      <style:text-properties fo:color="#1155cc" style:text-underline-style="solid" style:text-underline-color="font-color"/>
    </style:style>
    <style:style style:name="T34_41" style:family="text"/>
    <style:style style:name="T34_42" style:family="text">
      <style:text-properties fo:color="#1155cc" style:text-underline-style="solid" style:text-underline-color="font-color"/>
    </style:style>
    <style:style style:name="T34_43" style:family="text"/>
    <style:style style:name="T34_44" style:family="text">
      <style:text-properties fo:color="#1155cc" style:text-underline-style="solid" style:text-underline-color="font-color"/>
    </style:style>
    <style:style style:name="T34_45" style:family="text"/>
    <style:style style:name="T34_46" style:family="text">
      <style:text-properties fo:color="#1155cc" style:text-underline-style="solid" style:text-underline-color="font-color"/>
    </style:style>
    <style:style style:name="T34_47" style:family="text"/>
    <style:style style:name="T34_48" style:family="text">
      <style:text-properties fo:color="#1155cc" style:text-underline-style="solid" style:text-underline-color="font-color"/>
    </style:style>
    <style:style style:name="T34_49" style:family="text"/>
    <style:style style:name="T34_50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T38_32" style:family="text">
      <style:text-properties fo:color="#1155cc" style:text-underline-style="solid" style:text-underline-color="font-color"/>
    </style:style>
    <style:style style:name="T38_33" style:family="text"/>
    <style:style style:name="T38_34" style:family="text">
      <style:text-properties fo:color="#1155cc" style:text-underline-style="solid" style:text-underline-color="font-color"/>
    </style:style>
    <style:style style:name="T38_35" style:family="text"/>
    <style:style style:name="T38_36" style:family="text">
      <style:text-properties fo:color="#1155cc" style:text-underline-style="solid" style:text-underline-color="font-color"/>
    </style:style>
    <style:style style:name="T38_37" style:family="text"/>
    <style:style style:name="T38_38" style:family="text">
      <style:text-properties fo:color="#1155cc" style:text-underline-style="solid" style:text-underline-color="font-color"/>
    </style:style>
    <style:style style:name="T38_39" style:family="text"/>
    <style:style style:name="T38_40" style:family="text">
      <style:text-properties fo:color="#1155cc" style:text-underline-style="solid" style:text-underline-color="font-color"/>
    </style:style>
    <style:style style:name="T38_41" style:family="text"/>
    <style:style style:name="T38_42" style:family="text">
      <style:text-properties fo:color="#1155cc" style:text-underline-style="solid" style:text-underline-color="font-color"/>
    </style:style>
    <style:style style:name="T38_43" style:family="text"/>
    <style:style style:name="T38_44" style:family="text">
      <style:text-properties fo:color="#1155cc" style:text-underline-style="solid" style:text-underline-color="font-color"/>
    </style:style>
    <style:style style:name="T38_45" style:family="text"/>
    <style:style style:name="T38_46" style:family="text">
      <style:text-properties fo:color="#1155cc" style:text-underline-style="solid" style:text-underline-color="font-color"/>
    </style:style>
    <style:style style:name="T38_47" style:family="text"/>
    <style:style style:name="T38_48" style:family="text">
      <style:text-properties fo:color="#1155cc" style:text-underline-style="solid" style:text-underline-color="font-color"/>
    </style:style>
    <style:style style:name="T38_49" style:family="text"/>
    <style:style style:name="T38_5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</office:automatic-styles>
  <office:body>
    <office:text>
      <text:p text:style-name="P1"><text:span text:style-name="T1_1">Добрый</text:span><text:span text:style-name="T1_2"><text:s/></text:span><text:span text:style-name="T1_3">день</text:span><text:span text:style-name="T1_4">/</text:span><text:span text:style-name="T1_5">вечер</text:span><text:span text:style-name="T1_6">/</text:span><text:span text:style-name="T1_7">ночь</text:span><text:span text:style-name="T1_8">,<text:s/></text:span><text:span text:style-name="T1_9">уважаемые</text:span><text:span text:style-name="T1_10"><text:s/></text:span><text:span text:style-name="T1_11">желающие</text:span><text:span text:style-name="T1_12"><text:s/></text:span><text:span text:style-name="T1_13">получить</text:span><text:span text:style-name="T1_14"><text:s/></text:span><text:span text:style-name="T1_15">PhD</text:span><text:span text:style-name="T1_16"><text:s/></text:span><text:span text:style-name="T1_17">в</text:span><text:span text:style-name="T1_18"><text:s/></text:span><text:span text:style-name="T1_19">США</text:span><text:span text:style-name="T1_20">,</text:span></text:p>
      <text:p text:style-name="P2"/>
      <text:p text:style-name="P3"><text:span text:style-name="T3_1">Если</text:span><text:span text:style-name="T3_2"><text:s/></text:span><text:span text:style-name="T3_3">вы</text:span><text:span text:style-name="T3_4"><text:s/></text:span><text:span text:style-name="T3_5">читаете</text:span><text:span text:style-name="T3_6"><text:s/></text:span><text:span text:style-name="T3_7">этот</text:span><text:span text:style-name="T3_8"><text:s/></text:span><text:span text:style-name="T3_9">текст</text:span><text:span text:style-name="T3_10">,<text:s/></text:span><text:span text:style-name="T3_11">то</text:span><text:span text:style-name="T3_12"><text:s/></text:span><text:span text:style-name="T3_13">скорее</text:span><text:span text:style-name="T3_14"><text:s/></text:span><text:span text:style-name="T3_15">всего</text:span><text:span text:style-name="T3_16"><text:s/></text:span><text:span text:style-name="T3_17">вы</text:span><text:span text:style-name="T3_18"><text:s/></text:span><text:span text:style-name="T3_19">посылали</text:span><text:span text:style-name="T3_20"><text:s/></text:span><text:span text:style-name="T3_21">сообщение</text:span><text:span text:style-name="T3_22"><text:s/></text:span><text:span text:style-name="T3_23">на</text:span><text:span text:style-name="T3_24"><text:s/></text:span><text:span text:style-name="T3_25"><text:a xlink:type="simple" xlink:href="mailto:welcome.to.cnc@gmail.com"><text:span text:style-name="T3_26">welcome</text:span></text:a></text:span><text:span text:style-name="T3_27"><text:a xlink:type="simple" xlink:href="mailto:welcome.to.cnc@gmail.com"><text:span text:style-name="T3_28">.</text:span></text:a></text:span><text:span text:style-name="T3_29"><text:a xlink:type="simple" xlink:href="mailto:welcome.to.cnc@gmail.com"><text:span text:style-name="T3_30">to</text:span></text:a></text:span><text:span text:style-name="T3_31"><text:a xlink:type="simple" xlink:href="mailto:welcome.to.cnc@gmail.com"><text:span text:style-name="T3_32">.</text:span></text:a></text:span><text:span text:style-name="T3_33"><text:a xlink:type="simple" xlink:href="mailto:welcome.to.cnc@gmail.com"><text:span text:style-name="T3_34">cnc</text:span></text:a></text:span><text:span text:style-name="T3_35"><text:a xlink:type="simple" xlink:href="mailto:welcome.to.cnc@gmail.com"><text:span text:style-name="T3_36">@</text:span></text:a></text:span><text:span text:style-name="T3_37"><text:a xlink:type="simple" xlink:href="mailto:welcome.to.cnc@gmail.com"><text:span text:style-name="T3_38">gmail</text:span></text:a></text:span><text:span text:style-name="T3_39"><text:a xlink:type="simple" xlink:href="mailto:welcome.to.cnc@gmail.com"><text:span text:style-name="T3_40">.</text:span></text:a></text:span><text:span text:style-name="T3_41"><text:a xlink:type="simple" xlink:href="mailto:welcome.to.cnc@gmail.com"><text:span text:style-name="T3_42">com</text:span></text:a></text:span><text:span text:style-name="T3_43"><text:s/></text:span><text:span text:style-name="T3_44">после</text:span><text:span text:style-name="T3_45"><text:s/></text:span><text:span text:style-name="T3_46">прочтения</text:span><text:span text:style-name="T3_47"><text:s/></text:span><text:span text:style-name="T3_48">статьи</text:span><text:span text:style-name="T3_49"><text:s/></text:span><text:span text:style-name="T3_50">на</text:span><text:span text:style-name="T3_51"><text:s/></text:span><text:span text:style-name="T3_52">Хабре</text:span><text:span text:style-name="T3_53"><text:s/></text:span><text:span text:style-name="T3_54">и</text:span><text:span text:style-name="T3_55"><text:s/></text:span><text:span text:style-name="T3_56">изъявили</text:span><text:span text:style-name="T3_57"><text:s/></text:span><text:span text:style-name="T3_58">желание</text:span><text:span text:style-name="T3_59"><text:s/></text:span><text:span text:style-name="T3_60">поучаствовать</text:span><text:span text:style-name="T3_61"><text:s/></text:span><text:span text:style-name="T3_62">в</text:span><text:span text:style-name="T3_63"><text:s/></text:span><text:span text:style-name="T3_64">отборе</text:span><text:span text:style-name="T3_65">.</text:span></text:p>
      <text:p text:style-name="P4"/>
      <text:h text:style-name="P5" text:outline-level="10"><text:bookmark-start text:name="h.fa11s5awa7yp"/><text:bookmark-end text:name="h.fa11s5awa7yp"/><text:span text:style-name="T5_1">Приведу</text:span><text:span text:style-name="T5_2"><text:s/></text:span><text:span text:style-name="T5_3">немного</text:span><text:span text:style-name="T5_4"><text:s/></text:span><text:span text:style-name="T5_5">данных</text:span><text:span text:style-name="T5_6"><text:s/></text:span><text:span text:style-name="T5_7">о</text:span><text:span text:style-name="T5_8"><text:s/></text:span><text:span text:style-name="T5_9">том</text:span><text:span text:style-name="T5_10">,<text:s/></text:span><text:span text:style-name="T5_11">что</text:span><text:span text:style-name="T5_12"><text:s/></text:span><text:span text:style-name="T5_13">это</text:span><text:span text:style-name="T5_14"><text:s/></text:span><text:span text:style-name="T5_15">за</text:span><text:span text:style-name="T5_16"><text:s/></text:span><text:span text:style-name="T5_17">университет</text:span><text:span text:style-name="T5_18">,<text:s/></text:span><text:span text:style-name="T5_19">программа</text:span><text:span text:style-name="T5_20">,<text:s/></text:span><text:span text:style-name="T5_21">проект</text:span><text:span text:style-name="T5_22">.</text:span></text:h>
      <text:p text:style-name="P6"><text:span text:style-name="T6_1">Год</text:span><text:span text:style-name="T6_2"><text:s/></text:span><text:span text:style-name="T6_3">назад</text:span><text:span text:style-name="T6_4"><text:s/></text:span><text:span text:style-name="T6_5">мой</text:span><text:span text:style-name="T6_6"><text:s/></text:span><text:span text:style-name="T6_7">товарищ</text:span><text:span text:style-name="T6_8">,<text:s/></text:span><text:span text:style-name="T6_9">с</text:span><text:span text:style-name="T6_10"><text:s/></text:span><text:span text:style-name="T6_11">которым</text:span><text:span text:style-name="T6_12"><text:s/></text:span><text:span text:style-name="T6_13">мы</text:span><text:span text:style-name="T6_14"><text:s/></text:span><text:span text:style-name="T6_15">работали</text:span><text:span text:style-name="T6_16"><text:s/></text:span><text:span text:style-name="T6_17">над</text:span><text:span text:style-name="T6_18"><text:s/></text:span><text:span text:style-name="T6_19">автоматизацией</text:span><text:span text:style-name="T6_20"><text:s/></text:span><text:span text:style-name="T6_21">написания</text:span><text:span text:style-name="T6_22"><text:s/></text:span><text:span text:style-name="T6_23">программ</text:span><text:span text:style-name="T6_24"><text:s/></text:span><text:span text:style-name="T6_25">для</text:span><text:span text:style-name="T6_26"><text:s/></text:span><text:span text:style-name="T6_27">фрезерных</text:span><text:span text:style-name="T6_28"><text:s/></text:span><text:span text:style-name="T6_29">ЧПУ</text:span><text:span text:style-name="T6_30"><text:s/></text:span><text:span text:style-name="T6_31">станков</text:span><text:span text:style-name="T6_32">,<text:s/></text:span><text:span text:style-name="T6_33">защитился</text:span><text:span text:style-name="T6_34"><text:s/></text:span><text:span text:style-name="T6_35">и</text:span><text:span text:style-name="T6_36"><text:s/></text:span><text:span text:style-name="T6_37">ушел</text:span><text:span text:style-name="T6_38"><text:s/></text:span><text:span text:style-name="T6_39">на</text:span><text:span text:style-name="T6_40"><text:s/></text:span><text:span text:style-name="T6_41">год</text:span><text:span text:style-name="T6_42"><text:s/></text:span><text:span text:style-name="T6_43">в</text:span><text:span text:style-name="T6_44"><text:s/></text:span><text:span text:style-name="T6_45">индустрию</text:span><text:span text:style-name="T6_46">,<text:s/></text:span><text:span text:style-name="T6_47">но</text:span><text:span text:style-name="T6_48"><text:s/></text:span><text:span text:style-name="T6_49">год</text:span><text:span text:style-name="T6_50"><text:s/></text:span><text:span text:style-name="T6_51">спустя</text:span><text:span text:style-name="T6_52"><text:s/></text:span><text:span text:style-name="T6_53">решил</text:span><text:span text:style-name="T6_54"><text:s/></text:span><text:span text:style-name="T6_55">вернуться</text:span><text:span text:style-name="T6_56"><text:s/></text:span><text:span text:style-name="T6_57">в</text:span><text:span text:style-name="T6_58"><text:s/></text:span><text:span text:style-name="T6_59">академию</text:span><text:span text:style-name="T6_60">.<text:s/></text:span><text:span text:style-name="T6_61">В</text:span><text:span text:style-name="T6_62"><text:s/></text:span><text:span text:style-name="T6_63">августе</text:span><text:span text:style-name="T6_64"><text:s/></text:span><text:span text:style-name="T6_65">месяце</text:span><text:span text:style-name="T6_66"><text:s/></text:span><text:span text:style-name="T6_67">он</text:span><text:span text:style-name="T6_68"><text:s/></text:span><text:span text:style-name="T6_69">получил</text:span><text:span text:style-name="T6_70"><text:s/></text:span><text:span text:style-name="T6_71">должность</text:span><text:span text:style-name="T6_72"><text:s/></text:span><text:span text:style-name="T6_73">Assistant</text:span><text:span text:style-name="T6_74"><text:s/></text:span><text:span text:style-name="T6_75">Professor</text:span><text:span text:style-name="T6_76">’</text:span><text:span text:style-name="T6_77">a</text:span><text:span text:style-name="T6_78"><text:s/></text:span><text:span text:style-name="T6_79">в</text:span><text:span text:style-name="T6_80"><text:s/></text:span><text:span text:style-name="T6_81"><text:a xlink:type="simple" xlink:href="http://www.sc.edu/"><text:span text:style-name="T6_82">University</text:span></text:a></text:span><text:span text:style-name="T6_83"><text:a xlink:type="simple" xlink:href="http://www.sc.edu/"><text:span text:style-name="T6_84"><text:s/></text:span></text:a></text:span><text:span text:style-name="T6_85"><text:a xlink:type="simple" xlink:href="http://www.sc.edu/"><text:span text:style-name="T6_86">of</text:span></text:a></text:span><text:span text:style-name="T6_87"><text:a xlink:type="simple" xlink:href="http://www.sc.edu/"><text:span text:style-name="T6_88"><text:s/></text:span></text:a></text:span><text:span text:style-name="T6_89"><text:a xlink:type="simple" xlink:href="http://www.sc.edu/"><text:span text:style-name="T6_90">South</text:span></text:a></text:span><text:span text:style-name="T6_91"><text:a xlink:type="simple" xlink:href="http://www.sc.edu/"><text:span text:style-name="T6_92"><text:s/></text:span></text:a></text:span><text:span text:style-name="T6_93"><text:a xlink:type="simple" xlink:href="http://www.sc.edu/"><text:span text:style-name="T6_94">Carolina</text:span></text:a></text:span><text:span text:style-name="T6_95"><text:s/></text:span><text:span text:style-name="T6_96">на</text:span><text:span text:style-name="T6_97"><text:s/></text:span><text:span text:style-name="T6_98">факультете</text:span><text:span text:style-name="T6_99"><text:s/></text:span><text:span text:style-name="T6_100">Mechanical</text:span><text:span text:style-name="T6_101"><text:s/></text:span><text:span text:style-name="T6_102">Engineering</text:span><text:span text:style-name="T6_103">.<text:s/></text:span><text:span text:style-name="T6_104">Также</text:span><text:span text:style-name="T6_105"><text:s/></text:span><text:span text:style-name="T6_106">он</text:span><text:span text:style-name="T6_107"><text:s/></text:span><text:span text:style-name="T6_108">получил</text:span><text:span text:style-name="T6_109"><text:s/></text:span><text:span text:style-name="T6_110">финансирование</text:span><text:span text:style-name="T6_111"><text:s/></text:span><text:span text:style-name="T6_112">и</text:span><text:span text:style-name="T6_113"><text:s/></text:span><text:span text:style-name="T6_114">теперь</text:span><text:span text:style-name="T6_115"><text:s/></text:span><text:span text:style-name="T6_116">ищет</text:span><text:span text:style-name="T6_117"><text:s/></text:span><text:span text:style-name="T6_118">студентов</text:span><text:span text:style-name="T6_119">,<text:s/></text:span><text:span text:style-name="T6_120">чтобы</text:span><text:span text:style-name="T6_121"><text:s/></text:span><text:span text:style-name="T6_122">начать</text:span><text:span text:style-name="T6_123"><text:s text:c="2"/></text:span><text:span text:style-name="T6_124">работать</text:span><text:span text:style-name="T6_125"><text:s/></text:span><text:span text:style-name="T6_126">над</text:span><text:span text:style-name="T6_127"><text:s/></text:span><text:span text:style-name="T6_128">исследовательскими</text:span><text:span text:style-name="T6_129"><text:s/></text:span><text:span text:style-name="T6_130">проектами</text:span><text:span text:style-name="T6_131">.<text:s/></text:span><text:span text:style-name="T6_132">На</text:span><text:span text:style-name="T6_133"><text:s/></text:span><text:span text:style-name="T6_134">данный</text:span><text:span text:style-name="T6_135"><text:s/></text:span><text:span text:style-name="T6_136">момент</text:span><text:span text:style-name="T6_137"><text:s/></text:span><text:span text:style-name="T6_138">еще</text:span><text:span text:style-name="T6_139"><text:s/></text:span><text:span text:style-name="T6_140">нет</text:span><text:span text:style-name="T6_141"><text:s/></text:span><text:span text:style-name="T6_142">четких</text:span><text:span text:style-name="T6_143"><text:s/></text:span><text:span text:style-name="T6_144">проектов</text:span><text:span text:style-name="T6_145">,<text:s/></text:span><text:span text:style-name="T6_146">но</text:span><text:span text:style-name="T6_147"><text:s/></text:span><text:span text:style-name="T6_148">с</text:span><text:span text:style-name="T6_149"><text:s/></text:span><text:span text:style-name="T6_150">высокой</text:span><text:span text:style-name="T6_151"><text:s/></text:span><text:span text:style-name="T6_152">долей</text:span><text:span text:style-name="T6_153"><text:s/></text:span><text:span text:style-name="T6_154">вероятности</text:span><text:span text:style-name="T6_155"><text:s/></text:span><text:span text:style-name="T6_156">будут</text:span><text:span text:style-name="T6_157"><text:s/></text:span><text:span text:style-name="T6_158">такие</text:span><text:span text:style-name="T6_159"><text:s/></text:span><text:span text:style-name="T6_160">направления</text:span><text:span text:style-name="T6_161">:<text:s/></text:span></text:p>
      <text:list text:style-name="LS1" xml:id="list0">
        <text:list-item>
          <text:p text:style-name="P7"><text:span text:style-name="T7_1">Симуляция</text:span><text:span text:style-name="T7_2"><text:s/></text:span><text:span text:style-name="T7_3">обработки</text:span><text:span text:style-name="T7_4"><text:s/></text:span><text:span text:style-name="T7_5">материала</text:span><text:span text:style-name="T7_6"><text:s/>(</text:span><text:span text:style-name="T7_7">из</text:span><text:span text:style-name="T7_8"><text:s/></text:span><text:span text:style-name="T7_9">серии</text:span><text:span text:style-name="T7_10"><text:s/></text:span><text:span text:style-name="T7_11">Vericut</text:span><text:span text:style-name="T7_12">),<text:s/></text:span></text:p>
        </text:list-item>
        <text:list-item>
          <text:p text:style-name="P8"><text:span text:style-name="T8_1">Генерация</text:span><text:span text:style-name="T8_2"><text:s/></text:span><text:span text:style-name="T8_3">программ</text:span><text:span text:style-name="T8_4"><text:s/>(</text:span><text:span text:style-name="T8_5">по</text:span><text:span text:style-name="T8_6"><text:s/></text:span><text:span text:style-name="T8_7">факту</text:span><text:span text:style-name="T8_8">,<text:s/></text:span><text:span text:style-name="T8_9">траекторий</text:span><text:span text:style-name="T8_10">,<text:s/></text:span><text:span text:style-name="T8_11">т</text:span><text:span text:style-name="T8_12">.</text:span><text:span text:style-name="T8_13">е</text:span><text:span text:style-name="T8_14">.<text:s/></text:span><text:span text:style-name="T8_15">разработка</text:span><text:span text:style-name="T8_16"><text:s/></text:span><text:span text:style-name="T8_17">CAM</text:span><text:span text:style-name="T8_18"><text:s/></text:span><text:span text:style-name="T8_19">системы</text:span><text:span text:style-name="T8_20"><text:s/></text:span><text:span text:style-name="T8_21">полностью</text:span><text:span text:style-name="T8_22"><text:s/></text:span><text:span text:style-name="T8_23">автоматизированной</text:span><text:span text:style-name="T8_24">),<text:s/></text:span></text:p>
        </text:list-item>
        <text:list-item>
          <text:p text:style-name="P9"><text:span text:style-name="T9_1">Оптимизация</text:span><text:span text:style-name="T9_2"><text:s/></text:span><text:span text:style-name="T9_3">геометрии</text:span><text:span text:style-name="T9_4"><text:s/></text:span><text:span text:style-name="T9_5">инструмент</text:span><text:span text:style-name="T9_6"><text:s/>(</text:span><text:span text:style-name="T9_7">есть</text:span><text:span text:style-name="T9_8"><text:s/></text:span><text:span text:style-name="T9_9">разные</text:span><text:span text:style-name="T9_10"><text:s/></text:span><text:span text:style-name="T9_11">формы</text:span><text:span text:style-name="T9_12"><text:s/></text:span><text:span text:style-name="T9_13">фрез</text:span><text:span text:style-name="T9_14">,<text:s/></text:span><text:span text:style-name="T9_15">надо</text:span><text:span text:style-name="T9_16"><text:s/></text:span><text:span text:style-name="T9_17">выбрать</text:span><text:span text:style-name="T9_18"><text:s/></text:span><text:span text:style-name="T9_19">наиболее</text:span><text:span text:style-name="T9_20"><text:s/></text:span><text:span text:style-name="T9_21">подходящую</text:span><text:span text:style-name="T9_22">).</text:span></text:p>
        </text:list-item>
        <text:list-item>
          <text:p text:style-name="P10"><text:span text:style-name="T10_1">Разработка</text:span><text:span text:style-name="T10_2"><text:s/></text:span><text:span text:style-name="T10_3">онлайн</text:span><text:span text:style-name="T10_4"><text:s/></text:span><text:span text:style-name="T10_5">симулятора</text:span><text:span text:style-name="T10_6">/</text:span><text:span text:style-name="T10_7">генератора</text:span><text:span text:style-name="T10_8"><text:s/>(</text:span><text:span text:style-name="T10_9">попытка</text:span><text:span text:style-name="T10_10"><text:s/></text:span><text:span text:style-name="T10_11">создания</text:span><text:span text:style-name="T10_12"><text:s/></text:span><text:span text:style-name="T10_13">CAM</text:span><text:span text:style-name="T10_14"><text:s/></text:span><text:span text:style-name="T10_15">системы</text:span><text:span text:style-name="T10_16"><text:s/></text:span><text:span text:style-name="T10_17">и</text:span><text:span text:style-name="T10_18"><text:s/></text:span><text:span text:style-name="T10_19">симулятора</text:span><text:span text:style-name="T10_20"><text:s/></text:span><text:span text:style-name="T10_21">онлайн</text:span><text:span text:style-name="T10_22">),<text:s/></text:span></text:p>
        </text:list-item>
        <text:list-item>
          <text:p text:style-name="P11"><text:span text:style-name="T11_1">Расчеты</text:span><text:span text:style-name="T11_2"><text:s/></text:span><text:span text:style-name="T11_3">всего</text:span><text:span text:style-name="T11_4"><text:s/></text:span><text:span text:style-name="T11_5">этого</text:span><text:span text:style-name="T11_6"><text:s/></text:span><text:span text:style-name="T11_7">на</text:span><text:span text:style-name="T11_8"><text:s/></text:span><text:span text:style-name="T11_9">GPU</text:span><text:span text:style-name="T11_10"><text:s/>(</text:span><text:span text:style-name="T11_11">этим</text:span><text:span text:style-name="T11_12"><text:s/></text:span><text:span text:style-name="T11_13">делом</text:span><text:span text:style-name="T11_14"><text:s/></text:span><text:span text:style-name="T11_15">я</text:span><text:span text:style-name="T11_16"><text:s/></text:span><text:span text:style-name="T11_17">занимаюсь</text:span><text:span text:style-name="T11_18">,<text:s/></text:span><text:span text:style-name="T11_19">например</text:span><text:span text:style-name="T11_20">),<text:s/></text:span></text:p>
        </text:list-item>
        <text:list-item>
          <text:p text:style-name="P12"><text:span text:style-name="T12_1">Детектирование</text:span><text:span text:style-name="T12_2"><text:s/></text:span><text:span text:style-name="T12_3">фич</text:span><text:span text:style-name="T12_4"><text:s/>3</text:span><text:span text:style-name="T12_5">д</text:span><text:span text:style-name="T12_6"><text:s/></text:span><text:span text:style-name="T12_7">моделей</text:span><text:span text:style-name="T12_8"><text:s/>(</text:span><text:span text:style-name="T12_9">из</text:span><text:span text:style-name="T12_10"><text:s/></text:span><text:span text:style-name="T12_11">серии</text:span><text:span text:style-name="T12_12"><text:s/></text:span><text:span text:style-name="T12_13">найти</text:span><text:span text:style-name="T12_14"><text:s/></text:span><text:span text:style-name="T12_15">все</text:span><text:span text:style-name="T12_16"><text:s/></text:span><text:span text:style-name="T12_17">цилиндрические</text:span><text:span text:style-name="T12_18"><text:s/></text:span><text:span text:style-name="T12_19">отверстия</text:span><text:span text:style-name="T12_20">,<text:s/></text:span><text:span text:style-name="T12_21">карманы</text:span><text:span text:style-name="T12_22">,<text:s/></text:span><text:span text:style-name="T12_23">пазы</text:span><text:span text:style-name="T12_24"><text:s/></text:span><text:span text:style-name="T12_25">итд</text:span><text:span text:style-name="T12_26"><text:s/></text:span><text:span text:style-name="T12_27">итп</text:span><text:span text:style-name="T12_28">).</text:span></text:p>
        </text:list-item>
        <text:list-item>
          <text:p text:style-name="P13"><text:span text:style-name="T13_1">Валидация</text:span><text:span text:style-name="T13_2"><text:s/></text:span><text:span text:style-name="T13_3">результатов</text:span><text:span text:style-name="T13_4"><text:s/>(</text:span><text:span text:style-name="T13_5">анализ</text:span><text:span text:style-name="T13_6"><text:s/></text:span><text:span text:style-name="T13_7">данных</text:span><text:span text:style-name="T13_8"><text:s/></text:span><text:span text:style-name="T13_9">с</text:span><text:span text:style-name="T13_10"><text:s/></text:span><text:span text:style-name="T13_11">измерительного</text:span><text:span text:style-name="T13_12"><text:s/></text:span><text:span text:style-name="T13_13">CMM</text:span><text:span text:style-name="T13_14"><text:s/></text:span><text:span text:style-name="T13_15">станка</text:span><text:span text:style-name="T13_16"><text:s/></text:span><text:span text:style-name="T13_17">и</text:span><text:span text:style-name="T13_18"><text:s/></text:span><text:span text:style-name="T13_19">сравнение</text:span><text:span text:style-name="T13_20"><text:s/></text:span><text:span text:style-name="T13_21">с</text:span><text:span text:style-name="T13_22"><text:s/></text:span><text:span text:style-name="T13_23">исходной</text:span><text:span text:style-name="T13_24"><text:s/>3</text:span><text:span text:style-name="T13_25">д</text:span><text:span text:style-name="T13_26"><text:s/></text:span><text:span text:style-name="T13_27">моделью</text:span><text:span text:style-name="T13_28">)</text:span></text:p>
        </text:list-item>
        <text:list-item>
          <text:p text:style-name="P14"><text:span text:style-name="T14_1">Адаптивная</text:span><text:span text:style-name="T14_2"><text:s/></text:span><text:span text:style-name="T14_3">генерация</text:span><text:span text:style-name="T14_4"><text:s/></text:span><text:span text:style-name="T14_5">программ</text:span><text:span text:style-name="T14_6">,<text:s/></text:span><text:span text:style-name="T14_7">когда</text:span><text:span text:style-name="T14_8"><text:s/></text:span><text:span text:style-name="T14_9">что</text:span><text:span text:style-name="T14_10">-</text:span><text:span text:style-name="T14_11">то</text:span><text:span text:style-name="T14_12"><text:s/>(</text:span><text:span text:style-name="T14_13">пилится</text:span><text:span text:style-name="T14_14">,<text:s/></text:span><text:span text:style-name="T14_15">меряется</text:span><text:span text:style-name="T14_16"><text:s/></text:span><text:span text:style-name="T14_17">снова</text:span><text:span text:style-name="T14_18"><text:s/></text:span><text:span text:style-name="T14_19">пилится</text:span><text:span text:style-name="T14_20">).</text:span></text:p>
        </text:list-item>
      </text:list>
      <text:p text:style-name="P15"/>
      <text:p text:style-name="P16"><text:span text:style-name="T16_1">Чем</text:span><text:span text:style-name="T16_2"><text:s/></text:span><text:span text:style-name="T16_3">именно</text:span><text:span text:style-name="T16_4"><text:s/></text:span><text:span text:style-name="T16_5">выпадет</text:span><text:span text:style-name="T16_6"><text:s/></text:span><text:span text:style-name="T16_7">вам</text:span><text:span text:style-name="T16_8"><text:s/></text:span><text:span text:style-name="T16_9">заниматься</text:span><text:span text:style-name="T16_10">,<text:s/></text:span><text:span text:style-name="T16_11">я</text:span><text:span text:style-name="T16_12"><text:s/></text:span><text:span text:style-name="T16_13">точно</text:span><text:span text:style-name="T16_14"><text:s/></text:span><text:span text:style-name="T16_15">сказать</text:span><text:span text:style-name="T16_16"><text:s/></text:span><text:span text:style-name="T16_17">не</text:span><text:span text:style-name="T16_18"><text:s/></text:span><text:span text:style-name="T16_19">могу</text:span><text:span text:style-name="T16_20">,<text:s/></text:span><text:span text:style-name="T16_21">но</text:span><text:span text:style-name="T16_22"><text:s/></text:span><text:span text:style-name="T16_23">что</text:span><text:span text:style-name="T16_24">-</text:span><text:span text:style-name="T16_25">то</text:span><text:span text:style-name="T16_26"><text:s/></text:span><text:span text:style-name="T16_27">из</text:span><text:span text:style-name="T16_28"><text:s/></text:span><text:span text:style-name="T16_29">этих</text:span><text:span text:style-name="T16_30"><text:s/></text:span><text:span text:style-name="T16_31">областей</text:span><text:span text:style-name="T16_32">.<text:s/></text:span><text:span text:style-name="T16_33">Сейчас</text:span><text:span text:style-name="T16_34"><text:s/></text:span><text:span text:style-name="T16_35">этот</text:span><text:span text:style-name="T16_36"><text:s/></text:span><text:span text:style-name="T16_37">товарищ</text:span><text:span text:style-name="T16_38"><text:s/></text:span><text:span text:style-name="T16_39">решает</text:span><text:span text:style-name="T16_40">,<text:s/></text:span><text:span text:style-name="T16_41">какое</text:span><text:span text:style-name="T16_42"><text:s/></text:span><text:span text:style-name="T16_43">оборудование</text:span><text:span text:style-name="T16_44"><text:s/></text:span><text:span text:style-name="T16_45">закупать</text:span><text:span text:style-name="T16_46">,<text:s/></text:span><text:span text:style-name="T16_47">так</text:span><text:span text:style-name="T16_48"><text:s/></text:span><text:span text:style-name="T16_49">что</text:span><text:span text:style-name="T16_50"><text:s/></text:span><text:span text:style-name="T16_51">к</text:span><text:span text:style-name="T16_52"><text:s/></text:span><text:span text:style-name="T16_53">моменту</text:span><text:span text:style-name="T16_54"><text:s/></text:span><text:span text:style-name="T16_55">вашего</text:span><text:span text:style-name="T16_56"><text:s/></text:span><text:span text:style-name="T16_57">приезда</text:span><text:span text:style-name="T16_58"><text:s/></text:span><text:span text:style-name="T16_59">должны</text:span><text:span text:style-name="T16_60"><text:s/></text:span><text:span text:style-name="T16_61">появиться</text:span><text:span text:style-name="T16_62"><text:s/></text:span><text:span text:style-name="T16_63">всякие</text:span><text:span text:style-name="T16_64"><text:s/></text:span><text:span text:style-name="T16_65">разные</text:span><text:span text:style-name="T16_66"><text:s/></text:span><text:span text:style-name="T16_67">игрушки</text:span><text:span text:style-name="T16_68">.<text:s/></text:span><text:span text:style-name="T16_69">Это</text:span><text:span text:style-name="T16_70"><text:s/></text:span><text:span text:style-name="T16_71">забавно</text:span><text:span text:style-name="T16_72">,<text:s/></text:span><text:span text:style-name="T16_73">но</text:span><text:span text:style-name="T16_74"><text:s/></text:span><text:span text:style-name="T16_75">очень</text:span><text:span text:style-name="T16_76"><text:s/></text:span><text:span text:style-name="T16_77">мало</text:span><text:span text:style-name="T16_78"><text:s/></text:span><text:span text:style-name="T16_79">программистов</text:span><text:span text:style-name="T16_80"><text:s/></text:span><text:span text:style-name="T16_81">могут</text:span><text:span text:style-name="T16_82"><text:s/></text:span><text:span text:style-name="T16_83">потрогать</text:span><text:span text:style-name="T16_84"><text:s/></text:span><text:span text:style-name="T16_85">результаты</text:span><text:span text:style-name="T16_86"><text:s/></text:span><text:span text:style-name="T16_87">работы</text:span><text:span text:style-name="T16_88"><text:s/></text:span><text:span text:style-name="T16_89">своих</text:span><text:span text:style-name="T16_90"><text:s/></text:span><text:span text:style-name="T16_91">алгоритмов</text:span><text:span text:style-name="T16_92"><text:s/></text:span><text:span text:style-name="T16_93">руками</text:span><text:span text:style-name="T16_94">,<text:s/></text:span><text:span text:style-name="T16_95">причем</text:span><text:span text:style-name="T16_96"><text:s/></text:span><text:span text:style-name="T16_97">в</text:span><text:span text:style-name="T16_98"><text:s/></text:span><text:span text:style-name="T16_99">прямом</text:span><text:span text:style-name="T16_100"><text:s/></text:span><text:span text:style-name="T16_101">смысле</text:span><text:span text:style-name="T16_102">.</text:span></text:p>
      <text:p text:style-name="P17"/>
      <text:p text:style-name="P18"><text:span text:style-name="T18_1">Если</text:span><text:span text:style-name="T18_2"><text:s/></text:span><text:span text:style-name="T18_3">интересно</text:span><text:span text:style-name="T18_4"><text:s/></text:span><text:span text:style-name="T18_5">посмотреть</text:span><text:span text:style-name="T18_6">,<text:s/></text:span><text:span text:style-name="T18_7">как</text:span><text:span text:style-name="T18_8"><text:s/></text:span><text:span text:style-name="T18_9">же</text:span><text:span text:style-name="T18_10"><text:s/></text:span><text:span text:style-name="T18_11">все</text:span><text:span text:style-name="T18_12"><text:s/></text:span><text:span text:style-name="T18_13">это</text:span><text:span text:style-name="T18_14"><text:s/></text:span><text:span text:style-name="T18_15">выглядит</text:span><text:span text:style-name="T18_16">,<text:s/></text:span><text:span text:style-name="T18_17">идите</text:span><text:span text:style-name="T18_18"><text:s/></text:span><text:span text:style-name="T18_19">на</text:span><text:span text:style-name="T18_20"><text:s/></text:span><text:span text:style-name="T18_21">YouTube</text:span><text:span text:style-name="T18_22"><text:s/></text:span><text:span text:style-name="T18_23">и</text:span><text:span text:style-name="T18_24"><text:s/></text:span><text:span text:style-name="T18_25">ищите</text:span><text:span text:style-name="T18_26"><text:s/></text:span><text:span text:style-name="T18_27">по</text:span><text:span text:style-name="T18_28"><text:s/></text:span><text:span text:style-name="T18_29">словам</text:span><text:span text:style-name="T18_30">:<text:s/>5-</text:span><text:span text:style-name="T18_31">axis</text:span><text:span text:style-name="T18_32"><text:s/></text:span><text:span text:style-name="T18_33">CNC</text:span><text:span text:style-name="T18_34"><text:s/></text:span><text:span text:style-name="T18_35">milling</text:span><text:span text:style-name="T18_36">,<text:s/>3-</text:span><text:span text:style-name="T18_37">axis</text:span><text:span text:style-name="T18_38"><text:s/></text:span><text:span text:style-name="T18_39">CNC</text:span><text:span text:style-name="T18_40"><text:s/></text:span><text:span text:style-name="T18_41">milling</text:span><text:span text:style-name="T18_42">,<text:s/></text:span><text:span text:style-name="T18_43">CAM</text:span><text:span text:style-name="T18_44">,<text:s/></text:span><text:span text:style-name="T18_45">Vericut</text:span><text:span text:style-name="T18_46">,<text:s/></text:span><text:span text:style-name="T18_47">MasterCAM</text:span><text:span text:style-name="T18_48">,<text:s/></text:span><text:span text:style-name="T18_49">NX</text:span><text:span text:style-name="T18_50">,<text:s/></text:span><text:span text:style-name="T18_51">milling</text:span><text:span text:style-name="T18_52"><text:s/></text:span><text:span text:style-name="T18_53">maching</text:span><text:span text:style-name="T18_54">,<text:s/></text:span><text:span text:style-name="T18_55">Espirit</text:span><text:span text:style-name="T18_56">,<text:s/></text:span><text:span text:style-name="T18_57">PowerMill</text:span><text:span text:style-name="T18_58">.</text:span></text:p>
      <text:p text:style-name="P19"/>
      <text:p text:style-name="P20"><text:span text:style-name="T20_1">Сразу</text:span><text:span text:style-name="T20_2"><text:s/></text:span><text:span text:style-name="T20_3">скажу</text:span><text:span text:style-name="T20_4">,<text:s/></text:span><text:span text:style-name="T20_5">что</text:span><text:span text:style-name="T20_6"><text:s/></text:span><text:span text:style-name="T20_7">скорее</text:span><text:span text:style-name="T20_8"><text:s/></text:span><text:span text:style-name="T20_9">всего</text:span><text:span text:style-name="T20_10"><text:s/></text:span><text:span text:style-name="T20_11">вы</text:span><text:span text:style-name="T20_12"><text:s/></text:span><text:span text:style-name="T20_13">будете</text:span><text:span text:style-name="T20_14"><text:s/></text:span><text:span text:style-name="T20_15">учиться</text:span><text:span text:style-name="T20_16"><text:s/></text:span><text:span text:style-name="T20_17">на</text:span><text:span text:style-name="T20_18"><text:s/></text:span><text:span text:style-name="T20_19">Mechanical</text:span><text:span text:style-name="T20_20"><text:s/></text:span><text:span text:style-name="T20_21">Engineering</text:span><text:span text:style-name="T20_22"><text:s/>(</text:span><text:span text:style-name="T20_23">ME</text:span><text:span text:style-name="T20_24">)<text:s/></text:span><text:span text:style-name="T20_25">со</text:span><text:span text:style-name="T20_26"><text:s/></text:span><text:span text:style-name="T20_27">всеми</text:span><text:span text:style-name="T20_28"><text:s/></text:span><text:span text:style-name="T20_29">вытекающими</text:span><text:span text:style-name="T20_30"><text:s/></text:span><text:span text:style-name="T20_31">последствиями</text:span><text:span text:style-name="T20_32"><text:s/></text:span><text:span text:style-name="T20_33">в</text:span><text:span text:style-name="T20_34"><text:s/></text:span><text:span text:style-name="T20_35">виде</text:span><text:span text:style-name="T20_36"><text:s/></text:span><text:span text:style-name="T20_37">необходимости</text:span><text:span text:style-name="T20_38"><text:s/></text:span><text:span text:style-name="T20_39">взять</text:span><text:span text:style-name="T20_40"><text:s/></text:span><text:span text:style-name="T20_41">несколько</text:span><text:span text:style-name="T20_42"><text:s/></text:span><text:span text:style-name="T20_43">ME</text:span><text:span text:style-name="T20_44"><text:s/></text:span><text:span text:style-name="T20_45">курсов</text:span><text:span text:style-name="T20_46">.<text:s/></text:span><text:span text:style-name="T20_47">Ничего</text:span><text:span text:style-name="T20_48"><text:s/></text:span><text:span text:style-name="T20_49">сложного</text:span><text:span text:style-name="T20_50"><text:s/></text:span><text:span text:style-name="T20_51">и</text:span><text:span text:style-name="T20_52"><text:s/></text:span><text:span text:style-name="T20_53">страшного</text:span><text:span text:style-name="T20_54"><text:s/></text:span><text:span text:style-name="T20_55">в</text:span><text:span text:style-name="T20_56"><text:s/></text:span><text:span text:style-name="T20_57">этом</text:span><text:span text:style-name="T20_58"><text:s/></text:span><text:span text:style-name="T20_59">нет</text:span><text:span text:style-name="T20_60">,<text:s/></text:span><text:span text:style-name="T20_61">особенно</text:span><text:span text:style-name="T20_62"><text:s/></text:span><text:span text:style-name="T20_63">если</text:span><text:span text:style-name="T20_64"><text:s/></text:span><text:span text:style-name="T20_65">вы</text:span><text:span text:style-name="T20_66"><text:s/></text:span><text:span text:style-name="T20_67">учились</text:span><text:span text:style-name="T20_68"><text:s/></text:span><text:span text:style-name="T20_69">на</text:span><text:span text:style-name="T20_70"><text:s/></text:span><text:span text:style-name="T20_71">инженерной</text:span><text:span text:style-name="T20_72"><text:s/></text:span><text:span text:style-name="T20_73">специальности</text:span><text:span text:style-name="T20_74">,<text:s/></text:span><text:span text:style-name="T20_75">но</text:span><text:span text:style-name="T20_76"><text:s/></text:span><text:span text:style-name="T20_77">я</text:span><text:span text:style-name="T20_78"><text:s/></text:span><text:span text:style-name="T20_79">хочу</text:span><text:span text:style-name="T20_80"><text:s/></text:span><text:span text:style-name="T20_81">об</text:span><text:span text:style-name="T20_82"><text:s/></text:span><text:span text:style-name="T20_83">этом</text:span><text:span text:style-name="T20_84"><text:s/></text:span><text:span text:style-name="T20_85">предупредить</text:span><text:span text:style-name="T20_86"><text:s/></text:span><text:span text:style-name="T20_87">сразу</text:span><text:span text:style-name="T20_88">.<text:s/></text:span><text:span text:style-name="T20_89">Хотя</text:span><text:span text:style-name="T20_90"><text:s/></text:span><text:span text:style-name="T20_91">лично</text:span><text:span text:style-name="T20_92"><text:s/></text:span><text:span text:style-name="T20_93">мне</text:span><text:span text:style-name="T20_94"><text:s/></text:span><text:span text:style-name="T20_95">нравилось</text:span><text:span text:style-name="T20_96"><text:s/></text:span><text:span text:style-name="T20_97">учиться</text:span><text:span text:style-name="T20_98"><text:s/></text:span><text:span text:style-name="T20_99">на</text:span><text:span text:style-name="T20_100"><text:s/></text:span><text:span text:style-name="T20_101">автомобилестроении</text:span><text:span text:style-name="T20_102">,<text:s/></text:span><text:span text:style-name="T20_103">хотя</text:span><text:span text:style-name="T20_104"><text:s/></text:span><text:span text:style-name="T20_105">я</text:span><text:span text:style-name="T20_106"><text:s/></text:span><text:span text:style-name="T20_107">никогда</text:span><text:span text:style-name="T20_108"><text:s/></text:span><text:span text:style-name="T20_109">до</text:span><text:span text:style-name="T20_110"><text:s/></text:span><text:span text:style-name="T20_111">этого</text:span><text:span text:style-name="T20_112"><text:s/></text:span><text:span text:style-name="T20_113">не</text:span><text:span text:style-name="T20_114"><text:s/></text:span><text:span text:style-name="T20_115">интересовался</text:span><text:span text:style-name="T20_116"><text:s/></text:span><text:span text:style-name="T20_117">автомобилями</text:span><text:span text:style-name="T20_118">.<text:s/></text:span><text:span text:style-name="T20_119">Также</text:span><text:span text:style-name="T20_120"><text:s/></text:span><text:span text:style-name="T20_121">вам</text:span><text:span text:style-name="T20_122"><text:s/></text:span><text:span text:style-name="T20_123">придется</text:span><text:span text:style-name="T20_124"><text:s/></text:span><text:span text:style-name="T20_125">иногда</text:span><text:span text:style-name="T20_126"><text:s/></text:span><text:span text:style-name="T20_127">работать</text:span><text:span text:style-name="T20_128"><text:s/></text:span><text:span text:style-name="T20_129">с</text:span><text:span text:style-name="T20_130"><text:s/></text:span><text:span text:style-name="T20_131">реальным</text:span><text:span text:style-name="T20_132"><text:s/></text:span><text:span text:style-name="T20_133">оборудованием</text:span><text:span text:style-name="T20_134">,<text:s/></text:span><text:span text:style-name="T20_135">что</text:span><text:span text:style-name="T20_136"><text:s/></text:span><text:span text:style-name="T20_137">очень</text:span><text:span text:style-name="T20_138"><text:s/></text:span><text:span text:style-name="T20_139">даже</text:span><text:span text:style-name="T20_140"><text:s/></text:span><text:span text:style-name="T20_141">прикольно</text:span><text:span text:style-name="T20_142">,<text:s/></text:span><text:span text:style-name="T20_143">как</text:span><text:span text:style-name="T20_144"><text:s/></text:span><text:span text:style-name="T20_145">по</text:span><text:span text:style-name="T20_146"><text:s/></text:span><text:span text:style-name="T20_147">мне</text:span><text:span text:style-name="T20_148">:).</text:span></text:p>
      <text:h text:style-name="P21" text:outline-level="10"><text:bookmark-start text:name="h.bxwbhfk8xsap"/><text:bookmark-end text:name="h.bxwbhfk8xsap"/><text:span text:style-name="T21_1">Текущая</text:span><text:span text:style-name="T21_2"><text:s/></text:span><text:span text:style-name="T21_3">обстановка</text:span><text:span text:style-name="T21_4">.</text:span></text:h>
      <text:p text:style-name="P22"><text:span text:style-name="T22_1">На</text:span><text:span text:style-name="T22_2"><text:s/></text:span><text:span text:style-name="T22_3">данный</text:span><text:span text:style-name="T22_4"><text:s/></text:span><text:span text:style-name="T22_5">момент</text:span><text:span text:style-name="T22_6"><text:s/></text:span><text:span text:style-name="T22_7">я</text:span><text:span text:style-name="T22_8"><text:s/></text:span><text:span text:style-name="T22_9">получил</text:span><text:span text:style-name="T22_10"><text:s/></text:span><text:span text:style-name="T22_11">примерно</text:span><text:span text:style-name="T22_12"><text:s/>35<text:s/></text:span><text:span text:style-name="T22_13">заявок</text:span><text:span text:style-name="T22_14"><text:s/></text:span><text:span text:style-name="T22_15">на</text:span><text:span text:style-name="T22_16"><text:s/></text:span><text:span text:style-name="T22_17">участие</text:span><text:span text:style-name="T22_18"><text:s/></text:span><text:span text:style-name="T22_19">из</text:span><text:span text:style-name="T22_20"><text:s/></text:span><text:span text:style-name="T22_21">разных</text:span><text:span text:style-name="T22_22"><text:s/></text:span><text:span text:style-name="T22_23">стран</text:span><text:span text:style-name="T22_24"><text:s/></text:span><text:span text:style-name="T22_25">СНГ</text:span><text:span text:style-name="T22_26"><text:s/></text:span><text:span text:style-name="T22_27">от</text:span><text:span text:style-name="T22_28"><text:s/></text:span><text:span text:style-name="T22_29">людей</text:span><text:span text:style-name="T22_30"><text:s/></text:span><text:span text:style-name="T22_31">с</text:span><text:span text:style-name="T22_32"><text:s/></text:span><text:span text:style-name="T22_33">весьма</text:span><text:span text:style-name="T22_34"><text:s/></text:span><text:span text:style-name="T22_35">различным</text:span><text:span text:style-name="T22_36"><text:s/></text:span><text:span text:style-name="T22_37">бэкграундом</text:span><text:span text:style-name="T22_38">.<text:s/></text:span><text:span text:style-name="T22_39">По</text:span><text:span text:style-name="T22_40"><text:s/></text:span><text:span text:style-name="T22_41">причине</text:span><text:span text:style-name="T22_42"><text:s/></text:span><text:span text:style-name="T22_43">наличия</text:span><text:span text:style-name="T22_44"><text:s/>35<text:s/></text:span><text:span text:style-name="T22_45">желающих</text:span><text:span text:style-name="T22_46">,<text:s/></text:span><text:span text:style-name="T22_47">вы</text:span><text:span text:style-name="T22_48"><text:s/></text:span><text:span text:style-name="T22_49">не</text:span><text:span text:style-name="T22_50"><text:s/></text:span><text:span text:style-name="T22_51">получаете</text:span><text:span text:style-name="T22_52"><text:s/></text:span><text:span text:style-name="T22_53">от</text:span><text:span text:style-name="T22_54"><text:s/></text:span><text:span text:style-name="T22_55">меня</text:span><text:span text:style-name="T22_56"><text:s/></text:span><text:span text:style-name="T22_57">быстрых</text:span><text:span text:style-name="T22_58"><text:s/></text:span><text:span text:style-name="T22_59">ответов</text:span><text:span text:style-name="T22_60"><text:s/></text:span><text:span text:style-name="T22_61">на</text:span><text:span text:style-name="T22_62"><text:s/></text:span><text:span text:style-name="T22_63">каждое</text:span><text:span text:style-name="T22_64"><text:s/></text:span><text:span text:style-name="T22_65">письмо</text:span><text:span text:style-name="T22_66"><text:s/></text:span><text:span text:style-name="T22_67">и</text:span><text:span text:style-name="T22_68"><text:s/></text:span><text:span text:style-name="T22_69">наше</text:span><text:span text:style-name="T22_70"><text:s/></text:span><text:span text:style-name="T22_71">общение</text:span><text:span text:style-name="T22_72"><text:s/></text:span><text:span text:style-name="T22_73">будет</text:span><text:span text:style-name="T22_74"><text:s/></text:span><text:span text:style-name="T22_75">происходить</text:span><text:span text:style-name="T22_76"><text:s/></text:span><text:span text:style-name="T22_77">путем</text:span><text:span text:style-name="T22_78"><text:s/></text:span><text:span text:style-name="T22_79">выкладывания</text:span><text:span text:style-name="T22_80"><text:s/></text:span><text:span text:style-name="T22_81">информации</text:span><text:span text:style-name="T22_82"><text:s/></text:span><text:span text:style-name="T22_83">в</text:span><text:span text:style-name="T22_84"><text:s/></text:span><text:span text:style-name="T22_85">гугл</text:span><text:span text:style-name="T22_86"><text:s/></text:span><text:span text:style-name="T22_87">док</text:span><text:span text:style-name="T22_88">,<text:s/></text:span><text:span text:style-name="T22_89">так</text:span><text:span text:style-name="T22_90"><text:s/></text:span><text:span text:style-name="T22_91">как</text:span><text:span text:style-name="T22_92"><text:s/></text:span><text:span text:style-name="T22_93">я</text:span><text:span text:style-name="T22_94"><text:s/></text:span><text:span text:style-name="T22_95">один</text:span><text:span text:style-name="T22_96">,<text:s/></text:span><text:span text:style-name="T22_97">а</text:span><text:span text:style-name="T22_98"><text:s/></text:span><text:span text:style-name="T22_99">вас</text:span><text:span text:style-name="T22_100"><text:s/></text:span><text:span text:style-name="T22_101">много</text:span><text:span text:style-name="T22_102">:)<text:s/></text:span></text:p>
      <text:p text:style-name="P23"/>
      <text:p text:style-name="P24"><text:span text:style-name="T24_1">Сейчас</text:span><text:span text:style-name="T24_2"><text:s/></text:span><text:span text:style-name="T24_3">у</text:span><text:span text:style-name="T24_4"><text:s/></text:span><text:span text:style-name="T24_5">нас</text:span><text:span text:style-name="T24_6"><text:s/></text:span><text:span text:style-name="T24_7">есть</text:span><text:span text:style-name="T24_8"><text:s/></text:span><text:span text:style-name="T24_9">гарантированное</text:span><text:span text:style-name="T24_10"><text:s/></text:span><text:span text:style-name="T24_11">финансирование</text:span><text:span text:style-name="T24_12"><text:s/></text:span><text:span text:style-name="T24_13">для</text:span><text:span text:style-name="T24_14"><text:s/>2</text:span><text:span text:style-name="T24_15">х</text:span><text:span text:style-name="T24_16"><text:s/></text:span><text:span text:style-name="T24_17">человек</text:span><text:span text:style-name="T24_18"><text:s/></text:span><text:span text:style-name="T24_19">плюс</text:span><text:span text:style-name="T24_20"><text:s/></text:span><text:span text:style-name="T24_21">еще</text:span><text:span text:style-name="T24_22"><text:s/></text:span><text:span text:style-name="T24_23">одна</text:span><text:span text:style-name="T24_24"><text:s/></text:span><text:span text:style-name="T24_25">позиция</text:span><text:span text:style-name="T24_26"><text:s/></text:span><text:span text:style-name="T24_27">под</text:span><text:span text:style-name="T24_28"><text:s/></text:span><text:span text:style-name="T24_29">вопросом</text:span><text:span text:style-name="T24_30"><text:s/>(</text:span><text:span text:style-name="T24_31">т</text:span><text:span text:style-name="T24_32">.</text:span><text:span text:style-name="T24_33">е</text:span><text:span text:style-name="T24_34">.<text:s/></text:span><text:span text:style-name="T24_35">на</text:span><text:span text:style-name="T24_36"><text:s/></text:span><text:span text:style-name="T24_37">первый</text:span><text:span text:style-name="T24_38"><text:s/></text:span><text:span text:style-name="T24_39">год</text:span><text:span text:style-name="T24_40"><text:s/></text:span><text:span text:style-name="T24_41">деньги</text:span><text:span text:style-name="T24_42"><text:s/></text:span><text:span text:style-name="T24_43">есть</text:span><text:span text:style-name="T24_44">,<text:s/></text:span><text:span text:style-name="T24_45">а</text:span><text:span text:style-name="T24_46"><text:s/></text:span><text:span text:style-name="T24_47">вот</text:span><text:span text:style-name="T24_48"><text:s/></text:span><text:span text:style-name="T24_49">дальше</text:span><text:span text:style-name="T24_50"><text:s/></text:span><text:span text:style-name="T24_51">пока</text:span><text:span text:style-name="T24_52"><text:s/></text:span><text:span text:style-name="T24_53">не</text:span><text:span text:style-name="T24_54"><text:s/></text:span><text:span text:style-name="T24_55">известно</text:span><text:span text:style-name="T24_56">),<text:s/></text:span><text:span text:style-name="T24_57">поэтому</text:span><text:span text:style-name="T24_58"><text:s/></text:span><text:span text:style-name="T24_59">следующим</text:span><text:span text:style-name="T24_60"><text:s/></text:span><text:span text:style-name="T24_61">этапом</text:span><text:span text:style-name="T24_62"><text:s/></text:span><text:span text:style-name="T24_63">будет</text:span><text:span text:style-name="T24_64"><text:s/></text:span><text:span text:style-name="T24_65">сокращение</text:span><text:span text:style-name="T24_66"><text:s/>35<text:s/></text:span><text:span text:style-name="T24_67">заявок</text:span><text:span text:style-name="T24_68"><text:s/></text:span><text:span text:style-name="T24_69">до</text:span><text:span text:style-name="T24_70"><text:s/>2-3<text:s/></text:span><text:span text:style-name="T24_71">человек</text:span><text:span text:style-name="T24_72"><text:s/>+<text:s/></text:span><text:span text:style-name="T24_73">потенциально</text:span><text:span text:style-name="T24_74"><text:s/></text:span><text:span text:style-name="T24_75">немного</text:span><text:span text:style-name="T24_76"><text:s/></text:span><text:span text:style-name="T24_77">позиций</text:span><text:span text:style-name="T24_78"><text:s/></text:span><text:span text:style-name="T24_79">для</text:span><text:span text:style-name="T24_80"><text:s/></text:span><text:span text:style-name="T24_81">разработчиков</text:span><text:span text:style-name="T24_82">,<text:s/></text:span><text:span text:style-name="T24_83">которые</text:span><text:span text:style-name="T24_84"><text:s/></text:span><text:span text:style-name="T24_85">в</text:span><text:span text:style-name="T24_86"><text:s/></text:span><text:span text:style-name="T24_87">будущем</text:span><text:span text:style-name="T24_88"><text:s/></text:span><text:span text:style-name="T24_89">смогут</text:span><text:span text:style-name="T24_90"><text:s/></text:span><text:span text:style-name="T24_91">поехать</text:span><text:span text:style-name="T24_92"><text:s/></text:span><text:span text:style-name="T24_93">учиться</text:span><text:span text:style-name="T24_94"><text:s/></text:span><text:span text:style-name="T24_95">на</text:span><text:span text:style-name="T24_96"><text:s/></text:span><text:span text:style-name="T24_97">PhD</text:span><text:span text:style-name="T24_98">.<text:s/></text:span><text:span text:style-name="T24_99">Я</text:span><text:span text:style-name="T24_100"><text:s/></text:span><text:span text:style-name="T24_101">также</text:span><text:span text:style-name="T24_102"><text:s/></text:span><text:span text:style-name="T24_103">планирую</text:span><text:span text:style-name="T24_104"><text:s/></text:span><text:span text:style-name="T24_105">скоро</text:span><text:span text:style-name="T24_106"><text:s/></text:span><text:span text:style-name="T24_107">закончить</text:span><text:span text:style-name="T24_108"><text:s/></text:span><text:span text:style-name="T24_109">и</text:span><text:span text:style-name="T24_110"><text:s/></text:span><text:span text:style-name="T24_111">есть</text:span><text:span text:style-name="T24_112"><text:s/></text:span><text:span text:style-name="T24_113">подозрение</text:span><text:span text:style-name="T24_114">,<text:s/></text:span><text:span text:style-name="T24_115">что</text:span><text:span text:style-name="T24_116"><text:s/></text:span><text:span text:style-name="T24_117">моему</text:span><text:span text:style-name="T24_118"><text:s/></text:span><text:span text:style-name="T24_119">текущему</text:span><text:span text:style-name="T24_120"><text:s/></text:span><text:span text:style-name="T24_121">начальнику</text:span><text:span text:style-name="T24_122"><text:s/></text:span><text:span text:style-name="T24_123">тоже</text:span><text:span text:style-name="T24_124"><text:s/></text:span><text:span text:style-name="T24_125">могут</text:span><text:span text:style-name="T24_126"><text:s/></text:span><text:span text:style-name="T24_127">понадобиться</text:span><text:span text:style-name="T24_128"><text:s/></text:span><text:span text:style-name="T24_129">студенты</text:span><text:span text:style-name="T24_130">,<text:s/></text:span><text:span text:style-name="T24_131">да</text:span><text:span text:style-name="T24_132"><text:s/></text:span><text:span text:style-name="T24_133">и</text:span><text:span text:style-name="T24_134"><text:s/></text:span><text:span text:style-name="T24_135">этому</text:span><text:span text:style-name="T24_136"><text:s/></text:span><text:span text:style-name="T24_137">товарищу</text:span><text:span text:style-name="T24_138"><text:s/></text:span><text:span text:style-name="T24_139">могут</text:span><text:span text:style-name="T24_140"><text:s/></text:span><text:span text:style-name="T24_141">дать</text:span><text:span text:style-name="T24_142"><text:s/></text:span><text:span text:style-name="T24_143">больше</text:span><text:span text:style-name="T24_144"><text:s/></text:span><text:span text:style-name="T24_145">финансирования</text:span><text:span text:style-name="T24_146"><text:s/></text:span><text:span text:style-name="T24_147">в</text:span><text:span text:style-name="T24_148"><text:s/></text:span><text:span text:style-name="T24_149">ближайшем</text:span><text:span text:style-name="T24_150"><text:s/></text:span><text:span text:style-name="T24_151">будущем</text:span><text:span text:style-name="T24_152">.</text:span></text:p>
      <text:p text:style-name="P25"/>
      <text:p text:style-name="P26"><text:span text:style-name="T26_1">По</text:span><text:span text:style-name="T26_2"><text:s/></text:span><text:span text:style-name="T26_3">поводу</text:span><text:span text:style-name="T26_4"><text:s/></text:span><text:span text:style-name="T26_5">процесса</text:span><text:span text:style-name="T26_6"><text:s/></text:span><text:span text:style-name="T26_7">поступления</text:span><text:span text:style-name="T26_8">,<text:s/></text:span><text:span text:style-name="T26_9">идеально</text:span><text:span text:style-name="T26_10"><text:s/></text:span><text:span text:style-name="T26_11">было</text:span><text:span text:style-name="T26_12"><text:s/></text:span><text:span text:style-name="T26_13">бы</text:span><text:span text:style-name="T26_14"><text:s/></text:span><text:span text:style-name="T26_15">получить</text:span><text:span text:style-name="T26_16"><text:s/></text:span><text:span text:style-name="T26_17">студентов</text:span><text:span text:style-name="T26_18"><text:s/></text:span><text:span text:style-name="T26_19">начиная</text:span><text:span text:style-name="T26_20"><text:s/></text:span><text:span text:style-name="T26_21">с</text:span><text:span text:style-name="T26_22"><text:s/></text:span><text:span text:style-name="T26_23">января</text:span><text:span text:style-name="T26_24"><text:s/></text:span><text:span text:style-name="T26_25">месяца</text:span><text:span text:style-name="T26_26">,<text:s/></text:span><text:span text:style-name="T26_27">но</text:span><text:span text:style-name="T26_28"><text:s/></text:span><text:span text:style-name="T26_29">тут</text:span><text:span text:style-name="T26_30"><text:s/></text:span><text:span text:style-name="T26_31">могут</text:span><text:span text:style-name="T26_32"><text:s/></text:span><text:span text:style-name="T26_33">возникнуть</text:span><text:span text:style-name="T26_34"><text:s/></text:span><text:span text:style-name="T26_35">трудности</text:span><text:span text:style-name="T26_36">,<text:s/></text:span><text:span text:style-name="T26_37">так</text:span><text:span text:style-name="T26_38"><text:s/></text:span><text:span text:style-name="T26_39">как</text:span><text:span text:style-name="T26_40"><text:s/></text:span><text:span text:style-name="T26_41">времени</text:span><text:span text:style-name="T26_42"><text:s/></text:span><text:span text:style-name="T26_43">осталось</text:span><text:span text:style-name="T26_44"><text:s/></text:span><text:span text:style-name="T26_45">мало</text:span><text:span text:style-name="T26_46">,<text:s/></text:span><text:span text:style-name="T26_47">а</text:span><text:span text:style-name="T26_48"><text:s/></text:span><text:span text:style-name="T26_49">вам</text:span><text:span text:style-name="T26_50"><text:s/></text:span><text:span text:style-name="T26_51">надо</text:span><text:span text:style-name="T26_52"><text:s/></text:span><text:span text:style-name="T26_53">будет</text:span><text:span text:style-name="T26_54"><text:s/></text:span><text:span text:style-name="T26_55">сдать</text:span><text:span text:style-name="T26_56"><text:s/></text:span><text:span text:style-name="T26_57">экзамены</text:span><text:span text:style-name="T26_58"><text:s/></text:span><text:span text:style-name="T26_59">и</text:span><text:span text:style-name="T26_60"><text:s/></text:span><text:span text:style-name="T26_61">разобраться</text:span><text:span text:style-name="T26_62"><text:s/></text:span><text:span text:style-name="T26_63">с</text:span><text:span text:style-name="T26_64"><text:s/></text:span><text:span text:style-name="T26_65">бюрократией</text:span><text:span text:style-name="T26_66">,<text:s/></text:span><text:span text:style-name="T26_67">так</text:span><text:span text:style-name="T26_68"><text:s/></text:span><text:span text:style-name="T26_69">что</text:span><text:span text:style-name="T26_70"><text:s/></text:span><text:span text:style-name="T26_71">дефолтный</text:span><text:span text:style-name="T26_72"><text:s/></text:span><text:span text:style-name="T26_73">вариант</text:span><text:span text:style-name="T26_74"><text:s/>-<text:s/></text:span><text:span text:style-name="T26_75">следующий</text:span><text:span text:style-name="T26_76"><text:s/></text:span><text:span text:style-name="T26_77">сентябрь</text:span><text:span text:style-name="T26_78">.<text:s/></text:span><text:span text:style-name="T26_79">Как</text:span><text:span text:style-name="T26_80"><text:s/></text:span><text:span text:style-name="T26_81">только</text:span><text:span text:style-name="T26_82"><text:s/></text:span><text:span text:style-name="T26_83">у</text:span><text:span text:style-name="T26_84"><text:s/></text:span><text:span text:style-name="T26_85">меня</text:span><text:span text:style-name="T26_86"><text:s/></text:span><text:span text:style-name="T26_87">будет</text:span><text:span text:style-name="T26_88"><text:s/></text:span><text:span text:style-name="T26_89">больше</text:span><text:span text:style-name="T26_90"><text:s/></text:span><text:span text:style-name="T26_91">сведений</text:span><text:span text:style-name="T26_92"><text:s/></text:span><text:span text:style-name="T26_93">по</text:span><text:span text:style-name="T26_94"><text:s/></text:span><text:span text:style-name="T26_95">поводу</text:span><text:span text:style-name="T26_96"><text:s/></text:span><text:span text:style-name="T26_97">процесса</text:span><text:span text:style-name="T26_98"><text:s/></text:span><text:span text:style-name="T26_99">поступления</text:span><text:span text:style-name="T26_100"><text:s/></text:span><text:span text:style-name="T26_101">и</text:span><text:span text:style-name="T26_102"><text:s/></text:span><text:span text:style-name="T26_103">датам</text:span><text:span text:style-name="T26_104"><text:s/>(</text:span><text:span text:style-name="T26_105">возможно</text:span><text:span text:style-name="T26_106"><text:s/></text:span><text:span text:style-name="T26_107">университет</text:span><text:span text:style-name="T26_108"><text:s/></text:span><text:span text:style-name="T26_109">согласится</text:span><text:span text:style-name="T26_110"><text:s/></text:span><text:span text:style-name="T26_111">принять</text:span><text:span text:style-name="T26_112"><text:s/></text:span><text:span text:style-name="T26_113">вас</text:span><text:span text:style-name="T26_114"><text:s/></text:span><text:span text:style-name="T26_115">на</text:span><text:span text:style-name="T26_116"><text:s/></text:span><text:span text:style-name="T26_117">лето</text:span><text:span text:style-name="T26_118"><text:s/></text:span><text:span text:style-name="T26_119">или</text:span><text:span text:style-name="T26_120"><text:s/></text:span><text:span text:style-name="T26_121">январь</text:span><text:span text:style-name="T26_122">),<text:s/></text:span><text:span text:style-name="T26_123">я</text:span><text:span text:style-name="T26_124"><text:s/></text:span><text:span text:style-name="T26_125">отпишусь</text:span><text:span text:style-name="T26_126"><text:s/></text:span><text:span text:style-name="T26_127">подробнее</text:span><text:span text:style-name="T26_128">.<text:s/></text:span><text:span text:style-name="T26_129">Еще</text:span><text:span text:style-name="T26_130"><text:s/></text:span><text:span text:style-name="T26_131">есть</text:span><text:span text:style-name="T26_132"><text:s/></text:span><text:span text:style-name="T26_133">вариант</text:span><text:span text:style-name="T26_134"><text:s/>-<text:s/></text:span><text:span text:style-name="T26_135">сначала</text:span><text:span text:style-name="T26_136"><text:s/></text:span><text:span text:style-name="T26_137">нанять</text:span><text:span text:style-name="T26_138"><text:s/></text:span><text:span text:style-name="T26_139">вас</text:span><text:span text:style-name="T26_140"><text:s/></text:span><text:span text:style-name="T26_141">работать</text:span><text:span text:style-name="T26_142"><text:s/></text:span><text:span text:style-name="T26_143">над</text:span><text:span text:style-name="T26_144"><text:s/></text:span><text:span text:style-name="T26_145">проектом</text:span><text:span text:style-name="T26_146"><text:s/></text:span><text:span text:style-name="T26_147">за</text:span><text:span text:style-name="T26_148"><text:s/></text:span><text:span text:style-name="T26_149">деньги</text:span><text:span text:style-name="T26_150">,<text:s/></text:span><text:span text:style-name="T26_151">а</text:span><text:span text:style-name="T26_152"><text:s/></text:span><text:span text:style-name="T26_153">потом</text:span><text:span text:style-name="T26_154"><text:s/></text:span><text:span text:style-name="T26_155">уже</text:span><text:span text:style-name="T26_156"><text:s/></text:span><text:span text:style-name="T26_157">как</text:span><text:span text:style-name="T26_158"><text:s/></text:span><text:span text:style-name="T26_159">студента</text:span><text:span text:style-name="T26_160">,<text:s/></text:span><text:span text:style-name="T26_161">но</text:span><text:span text:style-name="T26_162"><text:s/></text:span><text:span text:style-name="T26_163">тут</text:span><text:span text:style-name="T26_164"><text:s/></text:span><text:span text:style-name="T26_165">тоже</text:span><text:span text:style-name="T26_166"><text:s/></text:span><text:span text:style-name="T26_167">все</text:span><text:span text:style-name="T26_168"><text:s/></text:span><text:span text:style-name="T26_169">еще</text:span><text:span text:style-name="T26_170"><text:s/></text:span><text:span text:style-name="T26_171">много</text:span><text:span text:style-name="T26_172"><text:s/></text:span><text:span text:style-name="T26_173">неопределенностей</text:span><text:span text:style-name="T26_174"><text:s/></text:span><text:span text:style-name="T26_175">бюрократического</text:span><text:span text:style-name="T26_176"><text:s/></text:span><text:span text:style-name="T26_177">характера</text:span><text:span text:style-name="T26_178"><text:s/>(</text:span><text:span text:style-name="T26_179">в</text:span><text:span text:style-name="T26_180"><text:s/></text:span><text:span text:style-name="T26_181">основном</text:span><text:span text:style-name="T26_182">,<text:s/></text:span><text:span text:style-name="T26_183">как</text:span><text:span text:style-name="T26_184"><text:s/></text:span><text:span text:style-name="T26_185">оплачивать</text:span><text:span text:style-name="T26_186"><text:s/></text:span><text:span text:style-name="T26_187">работу</text:span><text:span text:style-name="T26_188"><text:s/></text:span><text:span text:style-name="T26_189">так</text:span><text:span text:style-name="T26_190">,<text:s/></text:span><text:span text:style-name="T26_191">чтобы</text:span><text:span text:style-name="T26_192"><text:s/></text:span><text:span text:style-name="T26_193">университет</text:span><text:span text:style-name="T26_194"><text:s/></text:span><text:span text:style-name="T26_195">был</text:span><text:span text:style-name="T26_196"><text:s/></text:span><text:span text:style-name="T26_197">не</text:span><text:span text:style-name="T26_198"><text:s/></text:span><text:span text:style-name="T26_199">против</text:span><text:span text:style-name="T26_200">).</text:span></text:p>
      <text:h text:style-name="P27" text:outline-level="10"><text:bookmark-start text:name="h.3kw9aahrjxq"/><text:bookmark-end text:name="h.3kw9aahrjxq"/><text:span text:style-name="T27_1">Процесс</text:span><text:span text:style-name="T27_2"><text:s/></text:span><text:span text:style-name="T27_3">отбора</text:span><text:span text:style-name="T27_4">.</text:span></text:h>
      <text:p text:style-name="P28"><text:span text:style-name="T28_1">Скажу</text:span><text:span text:style-name="T28_2"><text:s/></text:span><text:span text:style-name="T28_3">сразу</text:span><text:span text:style-name="T28_4">,<text:s/></text:span><text:span text:style-name="T28_5">что</text:span><text:span text:style-name="T28_6"><text:s/></text:span><text:span text:style-name="T28_7">для</text:span><text:span text:style-name="T28_8"><text:s/></text:span><text:span text:style-name="T28_9">поступления</text:span><text:span text:style-name="T28_10"><text:s/></text:span><text:span text:style-name="T28_11">надо</text:span><text:span text:style-name="T28_12"><text:s/></text:span><text:span text:style-name="T28_13">иметь</text:span><text:span text:style-name="T28_14"><text:s/></text:span><text:span text:style-name="T28_15">адекватный</text:span><text:span text:style-name="T28_16"><text:s/></text:span><text:span text:style-name="T28_17">английский</text:span><text:span text:style-name="T28_18">.<text:s/></text:span><text:span text:style-name="T28_19">С</text:span><text:span text:style-name="T28_20"><text:s/></text:span><text:span text:style-name="T28_21">одной</text:span><text:span text:style-name="T28_22"><text:s/></text:span><text:span text:style-name="T28_23">стороны</text:span><text:span text:style-name="T28_24">,<text:s/></text:span><text:span text:style-name="T28_25">надо</text:span><text:span text:style-name="T28_26"><text:s/></text:span><text:span text:style-name="T28_27">будет</text:span><text:span text:style-name="T28_28"><text:s/></text:span><text:span text:style-name="T28_29">сдать</text:span><text:span text:style-name="T28_30"><text:s/></text:span><text:span text:style-name="T28_31">TOEFL</text:span><text:span text:style-name="T28_32"><text:s/></text:span><text:span text:style-name="T28_33">на</text:span><text:span text:style-name="T28_34"><text:s/>65+<text:s/>(</text:span><text:span text:style-name="T28_35">хотя</text:span><text:span text:style-name="T28_36"><text:s/></text:span><text:span text:style-name="T28_37">это</text:span><text:span text:style-name="T28_38"><text:s/></text:span><text:span text:style-name="T28_39">довольно</text:span><text:span text:style-name="T28_40"><text:s/></text:span><text:span text:style-name="T28_41">низкий</text:span><text:span text:style-name="T28_42"><text:s/></text:span><text:span text:style-name="T28_43">уровень</text:span><text:span text:style-name="T28_44">),<text:s/></text:span><text:span text:style-name="T28_45">с</text:span><text:span text:style-name="T28_46"><text:s/></text:span><text:span text:style-name="T28_47">другой</text:span><text:span text:style-name="T28_48"><text:s/></text:span><text:span text:style-name="T28_49">стороны</text:span><text:span text:style-name="T28_50">,<text:s/></text:span><text:span text:style-name="T28_51">надо</text:span><text:span text:style-name="T28_52"><text:s/></text:span><text:span text:style-name="T28_53">будет</text:span><text:span text:style-name="T28_54"><text:s/></text:span><text:span text:style-name="T28_55">общаться</text:span><text:span text:style-name="T28_56"><text:s/></text:span><text:span text:style-name="T28_57">с</text:span><text:span text:style-name="T28_58"><text:s/></text:span><text:span text:style-name="T28_59">профессором</text:span><text:span text:style-name="T28_60">.<text:s/></text:span><text:span text:style-name="T28_61">Скорее</text:span><text:span text:style-name="T28_62"><text:s/></text:span><text:span text:style-name="T28_63">всего</text:span><text:span text:style-name="T28_64">,<text:s/></text:span><text:span text:style-name="T28_65">после</text:span><text:span text:style-name="T28_66"><text:s/></text:span><text:span text:style-name="T28_67">получения</text:span><text:span text:style-name="T28_68"><text:s/></text:span><text:span text:style-name="T28_69">предварительных</text:span><text:span text:style-name="T28_70"><text:s/></text:span><text:span text:style-name="T28_71">результатов</text:span><text:span text:style-name="T28_72"><text:s/></text:span><text:span text:style-name="T28_73">теста</text:span><text:span text:style-name="T28_74">,<text:s/></text:span><text:span text:style-name="T28_75">я</text:span><text:span text:style-name="T28_76"><text:s/></text:span><text:span text:style-name="T28_77">поговорю</text:span><text:span text:style-name="T28_78"><text:s/></text:span><text:span text:style-name="T28_79">со</text:span><text:span text:style-name="T28_80"><text:s/></text:span><text:span text:style-name="T28_81">всеми</text:span><text:span text:style-name="T28_82"><text:s/></text:span><text:span text:style-name="T28_83">потенциальными</text:span><text:span text:style-name="T28_84"><text:s/></text:span><text:span text:style-name="T28_85">кандидатами</text:span><text:span text:style-name="T28_86"><text:s/></text:span><text:span text:style-name="T28_87">в</text:span><text:span text:style-name="T28_88"><text:s/></text:span><text:span text:style-name="T28_89">скайпе</text:span><text:span text:style-name="T28_90"><text:s/></text:span><text:span text:style-name="T28_91">и</text:span><text:span text:style-name="T28_92"><text:s/></text:span><text:span text:style-name="T28_93">мы</text:span><text:span text:style-name="T28_94"><text:s/></text:span><text:span text:style-name="T28_95">потом</text:span><text:span text:style-name="T28_96"><text:s/></text:span><text:span text:style-name="T28_97">устроим</text:span><text:span text:style-name="T28_98"><text:s/></text:span><text:span text:style-name="T28_99">групповой</text:span><text:span text:style-name="T28_100"><text:s/></text:span><text:span text:style-name="T28_101">скайп</text:span><text:span text:style-name="T28_102"><text:s/></text:span><text:span text:style-name="T28_103">с</text:span><text:span text:style-name="T28_104"><text:s/></text:span><text:span text:style-name="T28_105">профессором</text:span><text:span text:style-name="T28_106">.</text:span></text:p>
      <text:p text:style-name="P29"/>
      <text:p text:style-name="P30"><text:span text:style-name="T30_1">На</text:span><text:span text:style-name="T30_2"><text:s/></text:span><text:span text:style-name="T30_3">данный</text:span><text:span text:style-name="T30_4"><text:s/></text:span><text:span text:style-name="T30_5">момент</text:span><text:span text:style-name="T30_6"><text:s/></text:span><text:span text:style-name="T30_7">я</text:span><text:span text:style-name="T30_8"><text:s/></text:span><text:span text:style-name="T30_9">все</text:span><text:span text:style-name="T30_10"><text:s/></text:span><text:span text:style-name="T30_11">еще</text:span><text:span text:style-name="T30_12"><text:s/></text:span><text:span text:style-name="T30_13">думаю</text:span><text:span text:style-name="T30_14"><text:s/></text:span><text:span text:style-name="T30_15">над</text:span><text:span text:style-name="T30_16"><text:s/></text:span><text:span text:style-name="T30_17">тем</text:span><text:span text:style-name="T30_18">,<text:s/></text:span><text:span text:style-name="T30_19">как</text:span><text:span text:style-name="T30_20"><text:s/></text:span><text:span text:style-name="T30_21">бы</text:span><text:span text:style-name="T30_22"><text:s/></text:span><text:span text:style-name="T30_23">из</text:span><text:span text:style-name="T30_24"><text:s/>35<text:s/></text:span><text:span text:style-name="T30_25">человек</text:span><text:span text:style-name="T30_26"><text:s/></text:span><text:span text:style-name="T30_27">отобрать</text:span><text:span text:style-name="T30_28"><text:s/>3,<text:s/></text:span><text:span text:style-name="T30_29">но</text:span><text:span text:style-name="T30_30"><text:s/></text:span><text:span text:style-name="T30_31">в</text:span><text:span text:style-name="T30_32"><text:s/></text:span><text:span text:style-name="T30_33">ближайшем</text:span><text:span text:style-name="T30_34"><text:s/></text:span><text:span text:style-name="T30_35">будущем</text:span><text:span text:style-name="T30_36"><text:s/></text:span><text:span text:style-name="T30_37">я</text:span><text:span text:style-name="T30_38"><text:s/></text:span><text:span text:style-name="T30_39">вышлю</text:span><text:span text:style-name="T30_40"><text:s/></text:span><text:span text:style-name="T30_41">описание</text:span><text:span text:style-name="T30_42"><text:s/></text:span><text:span text:style-name="T30_43">тестового</text:span><text:span text:style-name="T30_44"><text:s/></text:span><text:span text:style-name="T30_45">задания</text:span><text:span text:style-name="T30_46">.<text:s/></text:span><text:span text:style-name="T30_47">Проблема</text:span><text:span text:style-name="T30_48"><text:s/></text:span><text:span text:style-name="T30_49">в</text:span><text:span text:style-name="T30_50"><text:s/></text:span><text:span text:style-name="T30_51">том</text:span><text:span text:style-name="T30_52">,<text:s/></text:span><text:span text:style-name="T30_53">что</text:span><text:span text:style-name="T30_54"><text:s/></text:span><text:span text:style-name="T30_55">все</text:span><text:span text:style-name="T30_56"><text:s/></text:span><text:span text:style-name="T30_57">кандидаты</text:span><text:span text:style-name="T30_58"><text:s/></text:span><text:span text:style-name="T30_59">приходят</text:span><text:span text:style-name="T30_60"><text:s/></text:span><text:span text:style-name="T30_61">из</text:span><text:span text:style-name="T30_62"><text:s/></text:span><text:span text:style-name="T30_63">весьма</text:span><text:span text:style-name="T30_64"><text:s/></text:span><text:span text:style-name="T30_65">разных</text:span><text:span text:style-name="T30_66"><text:s/></text:span><text:span text:style-name="T30_67">областей</text:span><text:span text:style-name="T30_68"><text:s/></text:span><text:span text:style-name="T30_69">и</text:span><text:span text:style-name="T30_70"><text:s/></text:span><text:span text:style-name="T30_71">я</text:span><text:span text:style-name="T30_72"><text:s/></text:span><text:span text:style-name="T30_73">не</text:span><text:span text:style-name="T30_74"><text:s/></text:span><text:span text:style-name="T30_75">хочу</text:span><text:span text:style-name="T30_76"><text:s/></text:span><text:span text:style-name="T30_77">делать</text:span><text:span text:style-name="T30_78"><text:s/></text:span><text:span text:style-name="T30_79">такое</text:span><text:span text:style-name="T30_80"><text:s/></text:span><text:span text:style-name="T30_81">задание</text:span><text:span text:style-name="T30_82">,<text:s/></text:span><text:span text:style-name="T30_83">которые</text:span><text:span text:style-name="T30_84"><text:s/></text:span><text:span text:style-name="T30_85">требует</text:span><text:span text:style-name="T30_86"><text:s/></text:span><text:span text:style-name="T30_87">специфические</text:span><text:span text:style-name="T30_88"><text:s/></text:span><text:span text:style-name="T30_89">знания</text:span><text:span text:style-name="T30_90">,<text:s/></text:span><text:span text:style-name="T30_91">хотя</text:span><text:span text:style-name="T30_92"><text:s/></text:span><text:span text:style-name="T30_93">с</text:span><text:span text:style-name="T30_94"><text:s/></text:span><text:span text:style-name="T30_95">другой</text:span><text:span text:style-name="T30_96"><text:s/></text:span><text:span text:style-name="T30_97">стороны</text:span><text:span text:style-name="T30_98">,<text:s/></text:span><text:span text:style-name="T30_99">я</text:span><text:span text:style-name="T30_100"><text:s/></text:span><text:span text:style-name="T30_101">могу</text:span><text:span text:style-name="T30_102"><text:s/></text:span><text:span text:style-name="T30_103">дать</text:span><text:span text:style-name="T30_104"><text:s/></text:span><text:span text:style-name="T30_105">достаточно</text:span><text:span text:style-name="T30_106"><text:s/></text:span><text:span text:style-name="T30_107">много</text:span><text:span text:style-name="T30_108"><text:s/></text:span><text:span text:style-name="T30_109">времени</text:span><text:span text:style-name="T30_110">,<text:s/></text:span><text:span text:style-name="T30_111">т</text:span><text:span text:style-name="T30_112">.</text:span><text:span text:style-name="T30_113">е</text:span><text:span text:style-name="T30_114">.<text:s/></text:span><text:span text:style-name="T30_115">вам</text:span><text:span text:style-name="T30_116"><text:s/></text:span><text:span text:style-name="T30_117">хватит</text:span><text:span text:style-name="T30_118"><text:s/></text:span><text:span text:style-name="T30_119">его</text:span><text:span text:style-name="T30_120"><text:s/></text:span><text:span text:style-name="T30_121">для</text:span><text:span text:style-name="T30_122"><text:s/></text:span><text:span text:style-name="T30_123">изучения</text:span><text:span text:style-name="T30_124"><text:s/></text:span><text:span text:style-name="T30_125">любых</text:span><text:span text:style-name="T30_126"><text:s/></text:span><text:span text:style-name="T30_127">требуемых</text:span><text:span text:style-name="T30_128"><text:s/></text:span><text:span text:style-name="T30_129">технологий</text:span><text:span text:style-name="T30_130">.</text:span></text:p>
      <text:h text:style-name="P31" text:outline-level="10"><text:bookmark-start text:name="h.lhlefq6cmsqr"/><text:bookmark-end text:name="h.lhlefq6cmsqr"/><text:span text:style-name="T31_1">С</text:span><text:span text:style-name="T31_2">бор</text:span><text:span text:style-name="T31_3"><text:s/></text:span><text:span text:style-name="T31_4">информации</text:span><text:span text:style-name="T31_5">.</text:span></text:h>
      <text:p text:style-name="P32"><text:span text:style-name="T32_1">Еще</text:span><text:span text:style-name="T32_2"><text:s/></text:span><text:span text:style-name="T32_3">раз</text:span><text:span text:style-name="T32_4"><text:s/></text:span><text:span text:style-name="T32_5">спасибо</text:span><text:span text:style-name="T32_6"><text:s/></text:span><text:span text:style-name="T32_7">всем</text:span><text:span text:style-name="T32_8"><text:s/></text:span><text:span text:style-name="T32_9">за</text:span><text:span text:style-name="T32_10"><text:s/></text:span><text:span text:style-name="T32_11">то</text:span><text:span text:style-name="T32_12">,<text:s/></text:span><text:span text:style-name="T32_13">что</text:span><text:span text:style-name="T32_14"><text:s/></text:span><text:span text:style-name="T32_15">отписались</text:span><text:span text:style-name="T32_16"><text:s/></text:span><text:span text:style-name="T32_17">мне</text:span><text:span text:style-name="T32_18"><text:s/></text:span><text:span text:style-name="T32_19">и</text:span><text:span text:style-name="T32_20"><text:s/></text:span><text:span text:style-name="T32_21">прислали</text:span><text:span text:style-name="T32_22"><text:s/></text:span><text:span text:style-name="T32_23">описание</text:span><text:span text:style-name="T32_24">.<text:s/></text:span><text:span text:style-name="T32_25">К</text:span><text:span text:style-name="T32_26"><text:s/></text:span><text:span text:style-name="T32_27">сожалению</text:span><text:span text:style-name="T32_28">,<text:s/></text:span><text:span text:style-name="T32_29">я</text:span><text:span text:style-name="T32_30"><text:s/></text:span><text:span text:style-name="T32_31">не</text:span><text:span text:style-name="T32_32"><text:s/></text:span><text:span text:style-name="T32_33">могу</text:span><text:span text:style-name="T32_34"><text:s/></text:span><text:span text:style-name="T32_35">ответить</text:span><text:span text:style-name="T32_36"><text:s/></text:span><text:span text:style-name="T32_37">всем</text:span><text:span text:style-name="T32_38"><text:s/></text:span><text:span text:style-name="T32_39">по</text:span><text:span text:style-name="T32_40"><text:s/></text:span><text:span text:style-name="T32_41">отдельности</text:span><text:span text:style-name="T32_42">,<text:s/></text:span><text:span text:style-name="T32_43">так</text:span><text:span text:style-name="T32_44"><text:s/></text:span><text:span text:style-name="T32_45">как</text:span><text:span text:style-name="T32_46"><text:s/></text:span><text:span text:style-name="T32_47">вас</text:span><text:span text:style-name="T32_48"><text:s/></text:span><text:span text:style-name="T32_49">больше</text:span><text:span text:style-name="T32_50">,<text:s/></text:span><text:span text:style-name="T32_51">чем</text:span><text:span text:style-name="T32_52"><text:s/></text:span><text:span text:style-name="T32_53">у</text:span><text:span text:style-name="T32_54"><text:s/></text:span><text:span text:style-name="T32_55">меня</text:span><text:span text:style-name="T32_56"><text:s/></text:span><text:span text:style-name="T32_57">есть</text:span><text:span text:style-name="T32_58"><text:s/></text:span><text:span text:style-name="T32_59">времени</text:span><text:span text:style-name="T32_60">.<text:s/></text:span><text:span text:style-name="T32_61">По</text:span><text:span text:style-name="T32_62"><text:s/></text:span><text:span text:style-name="T32_63">этой</text:span><text:span text:style-name="T32_64"><text:s/></text:span><text:span text:style-name="T32_65">же</text:span><text:span text:style-name="T32_66"><text:s/></text:span><text:span text:style-name="T32_67">причине</text:span><text:span text:style-name="T32_68">,<text:s/></text:span><text:span text:style-name="T32_69">мне</text:span><text:span text:style-name="T32_70"><text:s/></text:span><text:span text:style-name="T32_71">сложно</text:span><text:span text:style-name="T32_72"><text:s/></text:span><text:span text:style-name="T32_73">собираться</text:span><text:span text:style-name="T32_74"><text:s/></text:span><text:span text:style-name="T32_75">информацию</text:span><text:span text:style-name="T32_76"><text:s/></text:span><text:span text:style-name="T32_77">о</text:span><text:span text:style-name="T32_78"><text:s/></text:span><text:span text:style-name="T32_79">каждом</text:span><text:span text:style-name="T32_80"><text:s/></text:span><text:span text:style-name="T32_81">отдельно</text:span><text:span text:style-name="T32_82"><text:s/></text:span><text:span text:style-name="T32_83">и</text:span><text:span text:style-name="T32_84"><text:s/></text:span><text:span text:style-name="T32_85">я</text:span><text:span text:style-name="T32_86"><text:s/></text:span><text:span text:style-name="T32_87">прошу</text:span><text:span text:style-name="T32_88"><text:s/></text:span><text:span text:style-name="T32_89">вас</text:span><text:span text:style-name="T32_90"><text:s/></text:span><text:span text:style-name="T32_91">заполнить</text:span><text:span text:style-name="T32_92"><text:s/></text:span><text:span text:style-name="T32_93">небольшую</text:span><text:span text:style-name="T32_94"><text:s/></text:span><text:span text:style-name="T32_95">форму</text:span><text:span text:style-name="T32_96"><text:s/></text:span><text:span text:style-name="T32_97">с</text:span><text:span text:style-name="T32_98"><text:s/></text:span><text:span text:style-name="T32_99">информацией</text:span><text:span text:style-name="T32_100"><text:s/></text:span><text:span text:style-name="T32_101">о</text:span><text:span text:style-name="T32_102"><text:s/></text:span><text:span text:style-name="T32_103">вас</text:span><text:span text:style-name="T32_104">.<text:s/></text:span><text:span text:style-name="T32_105">Я</text:span><text:span text:style-name="T32_106"><text:s/></text:span><text:span text:style-name="T32_107">заранее</text:span><text:span text:style-name="T32_108"><text:s/></text:span><text:span text:style-name="T32_109">извиняюсь</text:span><text:span text:style-name="T32_110">,<text:s/></text:span><text:span text:style-name="T32_111">если</text:span><text:span text:style-name="T32_112"><text:s/></text:span><text:span text:style-name="T32_113">вы</text:span><text:span text:style-name="T32_114"><text:s/></text:span><text:span text:style-name="T32_115">уже</text:span><text:span text:style-name="T32_116"><text:s/></text:span><text:span text:style-name="T32_117">прислали</text:span><text:span text:style-name="T32_118"><text:s/></text:span><text:span text:style-name="T32_119">резюме</text:span><text:span text:style-name="T32_120"><text:s/></text:span><text:span text:style-name="T32_121">и</text:span><text:span text:style-name="T32_122"><text:s/></text:span><text:span text:style-name="T32_123">оно</text:span><text:span text:style-name="T32_124"><text:s/></text:span><text:span text:style-name="T32_125">содержит</text:span><text:span text:style-name="T32_126"><text:s/></text:span><text:span text:style-name="T32_127">эту</text:span><text:span text:style-name="T32_128"><text:s/></text:span><text:span text:style-name="T32_129">информацию</text:span><text:span text:style-name="T32_130">,<text:s/></text:span><text:span text:style-name="T32_131">но</text:span><text:span text:style-name="T32_132"><text:s/></text:span><text:span text:style-name="T32_133">так</text:span><text:span text:style-name="T32_134"><text:s/></text:span><text:span text:style-name="T32_135">действительно</text:span><text:span text:style-name="T32_136"><text:s/></text:span><text:span text:style-name="T32_137">проще</text:span><text:span text:style-name="T32_138">.<text:s/></text:span><text:span text:style-name="T32_139">Заранее</text:span><text:span text:style-name="T32_140"><text:s/></text:span><text:span text:style-name="T32_141">спасибо</text:span><text:span text:style-name="T32_142"><text:s/></text:span><text:span text:style-name="T32_143">за</text:span><text:span text:style-name="T32_144"><text:s/></text:span><text:span text:style-name="T32_145">понимание</text:span><text:span text:style-name="T32_146">.</text:span></text:p>
      <text:p text:style-name="P33"><text:span text:style-name="T33_1">Ссылка</text:span><text:span text:style-name="T33_2"><text:s/></text:span><text:span text:style-name="T33_3">на</text:span><text:span text:style-name="T33_4"><text:s/></text:span><text:span text:style-name="T33_5">форму</text:span><text:span text:style-name="T33_6">:</text:span></text:p>
      <text:p text:style-name="P34"><text:span text:style-name="T34_1"><text:a xlink:type="simple" xlink:href="https://docs.google.com/spreadsheet/embeddedform?formkey=dHAzbWRUay0zYjEyZ1NUZW1oZ3dFckE6MQ"><text:span text:style-name="T34_2">https</text:span></text:a></text:span><text:span text:style-name="T34_3"><text:a xlink:type="simple" xlink:href="https://docs.google.com/spreadsheet/embeddedform?formkey=dHAzbWRUay0zYjEyZ1NUZW1oZ3dFckE6MQ"><text:span text:style-name="T34_4">://</text:span></text:a></text:span><text:span text:style-name="T34_5"><text:a xlink:type="simple" xlink:href="https://docs.google.com/spreadsheet/embeddedform?formkey=dHAzbWRUay0zYjEyZ1NUZW1oZ3dFckE6MQ"><text:span text:style-name="T34_6">docs</text:span></text:a></text:span><text:span text:style-name="T34_7"><text:a xlink:type="simple" xlink:href="https://docs.google.com/spreadsheet/embeddedform?formkey=dHAzbWRUay0zYjEyZ1NUZW1oZ3dFckE6MQ"><text:span text:style-name="T34_8">.</text:span></text:a></text:span><text:span text:style-name="T34_9"><text:a xlink:type="simple" xlink:href="https://docs.google.com/spreadsheet/embeddedform?formkey=dHAzbWRUay0zYjEyZ1NUZW1oZ3dFckE6MQ"><text:span text:style-name="T34_10">google</text:span></text:a></text:span><text:span text:style-name="T34_11"><text:a xlink:type="simple" xlink:href="https://docs.google.com/spreadsheet/embeddedform?formkey=dHAzbWRUay0zYjEyZ1NUZW1oZ3dFckE6MQ"><text:span text:style-name="T34_12">.</text:span></text:a></text:span><text:span text:style-name="T34_13"><text:a xlink:type="simple" xlink:href="https://docs.google.com/spreadsheet/embeddedform?formkey=dHAzbWRUay0zYjEyZ1NUZW1oZ3dFckE6MQ"><text:span text:style-name="T34_14">com</text:span></text:a></text:span><text:span text:style-name="T34_15"><text:a xlink:type="simple" xlink:href="https://docs.google.com/spreadsheet/embeddedform?formkey=dHAzbWRUay0zYjEyZ1NUZW1oZ3dFckE6MQ"><text:span text:style-name="T34_16">/</text:span></text:a></text:span><text:span text:style-name="T34_17"><text:a xlink:type="simple" xlink:href="https://docs.google.com/spreadsheet/embeddedform?formkey=dHAzbWRUay0zYjEyZ1NUZW1oZ3dFckE6MQ"><text:span text:style-name="T34_18">spreadsheet</text:span></text:a></text:span><text:span text:style-name="T34_19"><text:a xlink:type="simple" xlink:href="https://docs.google.com/spreadsheet/embeddedform?formkey=dHAzbWRUay0zYjEyZ1NUZW1oZ3dFckE6MQ"><text:span text:style-name="T34_20">/</text:span></text:a></text:span><text:span text:style-name="T34_21"><text:a xlink:type="simple" xlink:href="https://docs.google.com/spreadsheet/embeddedform?formkey=dHAzbWRUay0zYjEyZ1NUZW1oZ3dFckE6MQ"><text:span text:style-name="T34_22">embeddedform</text:span></text:a></text:span><text:span text:style-name="T34_23"><text:a xlink:type="simple" xlink:href="https://docs.google.com/spreadsheet/embeddedform?formkey=dHAzbWRUay0zYjEyZ1NUZW1oZ3dFckE6MQ"><text:span text:style-name="T34_24">?</text:span></text:a></text:span><text:span text:style-name="T34_25"><text:a xlink:type="simple" xlink:href="https://docs.google.com/spreadsheet/embeddedform?formkey=dHAzbWRUay0zYjEyZ1NUZW1oZ3dFckE6MQ"><text:span text:style-name="T34_26">formkey</text:span></text:a></text:span><text:span text:style-name="T34_27"><text:a xlink:type="simple" xlink:href="https://docs.google.com/spreadsheet/embeddedform?formkey=dHAzbWRUay0zYjEyZ1NUZW1oZ3dFckE6MQ"><text:span text:style-name="T34_28">=</text:span></text:a></text:span><text:span text:style-name="T34_29"><text:a xlink:type="simple" xlink:href="https://docs.google.com/spreadsheet/embeddedform?formkey=dHAzbWRUay0zYjEyZ1NUZW1oZ3dFckE6MQ"><text:span text:style-name="T34_30">dHAzbWRUay</text:span></text:a></text:span><text:span text:style-name="T34_31"><text:a xlink:type="simple" xlink:href="https://docs.google.com/spreadsheet/embeddedform?formkey=dHAzbWRUay0zYjEyZ1NUZW1oZ3dFckE6MQ"><text:span text:style-name="T34_32">0</text:span></text:a></text:span><text:span text:style-name="T34_33"><text:a xlink:type="simple" xlink:href="https://docs.google.com/spreadsheet/embeddedform?formkey=dHAzbWRUay0zYjEyZ1NUZW1oZ3dFckE6MQ"><text:span text:style-name="T34_34">zYjEyZ</text:span></text:a></text:span><text:span text:style-name="T34_35"><text:a xlink:type="simple" xlink:href="https://docs.google.com/spreadsheet/embeddedform?formkey=dHAzbWRUay0zYjEyZ1NUZW1oZ3dFckE6MQ"><text:span text:style-name="T34_36">1</text:span></text:a></text:span><text:span text:style-name="T34_37"><text:a xlink:type="simple" xlink:href="https://docs.google.com/spreadsheet/embeddedform?formkey=dHAzbWRUay0zYjEyZ1NUZW1oZ3dFckE6MQ"><text:span text:style-name="T34_38">NUZW</text:span></text:a></text:span><text:span text:style-name="T34_39"><text:a xlink:type="simple" xlink:href="https://docs.google.com/spreadsheet/embeddedform?formkey=dHAzbWRUay0zYjEyZ1NUZW1oZ3dFckE6MQ"><text:span text:style-name="T34_40">1</text:span></text:a></text:span><text:span text:style-name="T34_41"><text:a xlink:type="simple" xlink:href="https://docs.google.com/spreadsheet/embeddedform?formkey=dHAzbWRUay0zYjEyZ1NUZW1oZ3dFckE6MQ"><text:span text:style-name="T34_42">oZ</text:span></text:a></text:span><text:span text:style-name="T34_43"><text:a xlink:type="simple" xlink:href="https://docs.google.com/spreadsheet/embeddedform?formkey=dHAzbWRUay0zYjEyZ1NUZW1oZ3dFckE6MQ"><text:span text:style-name="T34_44">3</text:span></text:a></text:span><text:span text:style-name="T34_45"><text:a xlink:type="simple" xlink:href="https://docs.google.com/spreadsheet/embeddedform?formkey=dHAzbWRUay0zYjEyZ1NUZW1oZ3dFckE6MQ"><text:span text:style-name="T34_46">dFckE</text:span></text:a></text:span><text:span text:style-name="T34_47"><text:a xlink:type="simple" xlink:href="https://docs.google.com/spreadsheet/embeddedform?formkey=dHAzbWRUay0zYjEyZ1NUZW1oZ3dFckE6MQ"><text:span text:style-name="T34_48">6</text:span></text:a></text:span><text:span text:style-name="T34_49"><text:a xlink:type="simple" xlink:href="https://docs.google.com/spreadsheet/embeddedform?formkey=dHAzbWRUay0zYjEyZ1NUZW1oZ3dFckE6MQ"><text:span text:style-name="T34_50">MQ</text:span></text:a></text:span></text:p>
      <text:p text:style-name="P35"/>
      <text:p text:style-name="P36"/>
      <text:p text:style-name="P37"><text:span text:style-name="T37_1">Если</text:span><text:span text:style-name="T37_2"><text:s/></text:span><text:span text:style-name="T37_3">у</text:span><text:span text:style-name="T37_4"><text:s/></text:span><text:span text:style-name="T37_5">вас</text:span><text:span text:style-name="T37_6"><text:s/></text:span><text:span text:style-name="T37_7">есть</text:span><text:span text:style-name="T37_8"><text:s/></text:span><text:span text:style-name="T37_9">какие</text:span><text:span text:style-name="T37_10">-</text:span><text:span text:style-name="T37_11">то</text:span><text:span text:style-name="T37_12"><text:s/></text:span><text:span text:style-name="T37_13">вопросы</text:span><text:span text:style-name="T37_14">,<text:s/></text:span><text:span text:style-name="T37_15">задавайте</text:span><text:span text:style-name="T37_16"><text:s/></text:span><text:span text:style-name="T37_17">их</text:span><text:span text:style-name="T37_18"><text:s/></text:span><text:span text:style-name="T37_19">тут</text:span><text:span text:style-name="T37_20">,<text:s/></text:span><text:span text:style-name="T37_21">пожалуйста</text:span><text:span text:style-name="T37_22">:</text:span></text:p>
      <text:p text:style-name="P38"><text:span text:style-name="T38_1"><text:a xlink:type="simple" xlink:href="https://docs.google.com/document/d/1Ir3jXLVCWEta_a59m4xlcGdMUtbbAYuCuzjj1nIaEok/edit"><text:span text:style-name="T38_2">https</text:span></text:a></text:span><text:span text:style-name="T38_3"><text:a xlink:type="simple" xlink:href="https://docs.google.com/document/d/1Ir3jXLVCWEta_a59m4xlcGdMUtbbAYuCuzjj1nIaEok/edit"><text:span text:style-name="T38_4">://</text:span></text:a></text:span><text:span text:style-name="T38_5"><text:a xlink:type="simple" xlink:href="https://docs.google.com/document/d/1Ir3jXLVCWEta_a59m4xlcGdMUtbbAYuCuzjj1nIaEok/edit"><text:span text:style-name="T38_6">docs</text:span></text:a></text:span><text:span text:style-name="T38_7"><text:a xlink:type="simple" xlink:href="https://docs.google.com/document/d/1Ir3jXLVCWEta_a59m4xlcGdMUtbbAYuCuzjj1nIaEok/edit"><text:span text:style-name="T38_8">.</text:span></text:a></text:span><text:span text:style-name="T38_9"><text:a xlink:type="simple" xlink:href="https://docs.google.com/document/d/1Ir3jXLVCWEta_a59m4xlcGdMUtbbAYuCuzjj1nIaEok/edit"><text:span text:style-name="T38_10">google</text:span></text:a></text:span><text:span text:style-name="T38_11"><text:a xlink:type="simple" xlink:href="https://docs.google.com/document/d/1Ir3jXLVCWEta_a59m4xlcGdMUtbbAYuCuzjj1nIaEok/edit"><text:span text:style-name="T38_12">.</text:span></text:a></text:span><text:span text:style-name="T38_13"><text:a xlink:type="simple" xlink:href="https://docs.google.com/document/d/1Ir3jXLVCWEta_a59m4xlcGdMUtbbAYuCuzjj1nIaEok/edit"><text:span text:style-name="T38_14">com</text:span></text:a></text:span><text:span text:style-name="T38_15"><text:a xlink:type="simple" xlink:href="https://docs.google.com/document/d/1Ir3jXLVCWEta_a59m4xlcGdMUtbbAYuCuzjj1nIaEok/edit"><text:span text:style-name="T38_16">/</text:span></text:a></text:span><text:span text:style-name="T38_17"><text:a xlink:type="simple" xlink:href="https://docs.google.com/document/d/1Ir3jXLVCWEta_a59m4xlcGdMUtbbAYuCuzjj1nIaEok/edit"><text:span text:style-name="T38_18">document</text:span></text:a></text:span><text:span text:style-name="T38_19"><text:a xlink:type="simple" xlink:href="https://docs.google.com/document/d/1Ir3jXLVCWEta_a59m4xlcGdMUtbbAYuCuzjj1nIaEok/edit"><text:span text:style-name="T38_20">/</text:span></text:a></text:span><text:span text:style-name="T38_21"><text:a xlink:type="simple" xlink:href="https://docs.google.com/document/d/1Ir3jXLVCWEta_a59m4xlcGdMUtbbAYuCuzjj1nIaEok/edit"><text:span text:style-name="T38_22">d</text:span></text:a></text:span><text:span text:style-name="T38_23"><text:a xlink:type="simple" xlink:href="https://docs.google.com/document/d/1Ir3jXLVCWEta_a59m4xlcGdMUtbbAYuCuzjj1nIaEok/edit"><text:span text:style-name="T38_24">/1</text:span></text:a></text:span><text:span text:style-name="T38_25"><text:a xlink:type="simple" xlink:href="https://docs.google.com/document/d/1Ir3jXLVCWEta_a59m4xlcGdMUtbbAYuCuzjj1nIaEok/edit"><text:span text:style-name="T38_26">Ir</text:span></text:a></text:span><text:span text:style-name="T38_27"><text:a xlink:type="simple" xlink:href="https://docs.google.com/document/d/1Ir3jXLVCWEta_a59m4xlcGdMUtbbAYuCuzjj1nIaEok/edit"><text:span text:style-name="T38_28">3</text:span></text:a></text:span><text:span text:style-name="T38_29"><text:a xlink:type="simple" xlink:href="https://docs.google.com/document/d/1Ir3jXLVCWEta_a59m4xlcGdMUtbbAYuCuzjj1nIaEok/edit"><text:span text:style-name="T38_30">jXLVCWEta</text:span></text:a></text:span><text:span text:style-name="T38_31"><text:a xlink:type="simple" xlink:href="https://docs.google.com/document/d/1Ir3jXLVCWEta_a59m4xlcGdMUtbbAYuCuzjj1nIaEok/edit"><text:span text:style-name="T38_32">_</text:span></text:a></text:span><text:span text:style-name="T38_33"><text:a xlink:type="simple" xlink:href="https://docs.google.com/document/d/1Ir3jXLVCWEta_a59m4xlcGdMUtbbAYuCuzjj1nIaEok/edit"><text:span text:style-name="T38_34">a</text:span></text:a></text:span><text:span text:style-name="T38_35"><text:a xlink:type="simple" xlink:href="https://docs.google.com/document/d/1Ir3jXLVCWEta_a59m4xlcGdMUtbbAYuCuzjj1nIaEok/edit"><text:span text:style-name="T38_36">59</text:span></text:a></text:span><text:span text:style-name="T38_37"><text:a xlink:type="simple" xlink:href="https://docs.google.com/document/d/1Ir3jXLVCWEta_a59m4xlcGdMUtbbAYuCuzjj1nIaEok/edit"><text:span text:style-name="T38_38">m</text:span></text:a></text:span><text:span text:style-name="T38_39"><text:a xlink:type="simple" xlink:href="https://docs.google.com/document/d/1Ir3jXLVCWEta_a59m4xlcGdMUtbbAYuCuzjj1nIaEok/edit"><text:span text:style-name="T38_40">4</text:span></text:a></text:span><text:span text:style-name="T38_41"><text:a xlink:type="simple" xlink:href="https://docs.google.com/document/d/1Ir3jXLVCWEta_a59m4xlcGdMUtbbAYuCuzjj1nIaEok/edit"><text:span text:style-name="T38_42">xlcGdMUtbbAYuCuzjj</text:span></text:a></text:span><text:span text:style-name="T38_43"><text:a xlink:type="simple" xlink:href="https://docs.google.com/document/d/1Ir3jXLVCWEta_a59m4xlcGdMUtbbAYuCuzjj1nIaEok/edit"><text:span text:style-name="T38_44">1</text:span></text:a></text:span><text:span text:style-name="T38_45"><text:a xlink:type="simple" xlink:href="https://docs.google.com/document/d/1Ir3jXLVCWEta_a59m4xlcGdMUtbbAYuCuzjj1nIaEok/edit"><text:span text:style-name="T38_46">nIaEok</text:span></text:a></text:span><text:span text:style-name="T38_47"><text:a xlink:type="simple" xlink:href="https://docs.google.com/document/d/1Ir3jXLVCWEta_a59m4xlcGdMUtbbAYuCuzjj1nIaEok/edit"><text:span text:style-name="T38_48">/</text:span></text:a></text:span><text:span text:style-name="T38_49"><text:a xlink:type="simple" xlink:href="https://docs.google.com/document/d/1Ir3jXLVCWEta_a59m4xlcGdMUtbbAYuCuzjj1nIaEok/edit"><text:span text:style-name="T38_50">edit</text:span></text:a></text:span></text:p>
      <text:p text:style-name="P39"><text:span text:style-name="T39_1">Если</text:span><text:span text:style-name="T39_2"><text:s/></text:span><text:span text:style-name="T39_3">вы</text:span><text:span text:style-name="T39_4"><text:s/></text:span><text:span text:style-name="T39_5">уже</text:span><text:span text:style-name="T39_6"><text:s/></text:span><text:span text:style-name="T39_7">задавали</text:span><text:span text:style-name="T39_8"><text:s/></text:span><text:span text:style-name="T39_9">какие</text:span><text:span text:style-name="T39_10">-</text:span><text:span text:style-name="T39_11">то</text:span><text:span text:style-name="T39_12"><text:s/></text:span><text:span text:style-name="T39_13">вопросы</text:span><text:span text:style-name="T39_14"><text:s/></text:span><text:span text:style-name="T39_15">в</text:span><text:span text:style-name="T39_16"><text:s/></text:span><text:span text:style-name="T39_17">emaile</text:span><text:span text:style-name="T39_18">,<text:s/></text:span><text:span text:style-name="T39_19">скопируйте</text:span><text:span text:style-name="T39_20"><text:s/></text:span><text:span text:style-name="T39_21">их</text:span><text:span text:style-name="T39_22"><text:s/></text:span><text:span text:style-name="T39_23">в</text:span><text:span text:style-name="T39_24"><text:s/></text:span><text:span text:style-name="T39_25">этот</text:span><text:span text:style-name="T39_26"><text:s/></text:span><text:span text:style-name="T39_27">FAQ</text:span><text:span text:style-name="T39_28"><text:s/></text:span><text:span text:style-name="T39_29">пожалуйста</text:span><text:span text:style-name="T39_30">,<text:s/></text:span><text:span text:style-name="T39_31">так</text:span><text:span text:style-name="T39_32"><text:s/></text:span><text:span text:style-name="T39_33">вы</text:span><text:span text:style-name="T39_34"><text:s/></text:span><text:span text:style-name="T39_35">сэкономите</text:span><text:span text:style-name="T39_36"><text:s/></text:span><text:span text:style-name="T39_37">немного</text:span><text:span text:style-name="T39_38"><text:s/></text:span><text:span text:style-name="T39_39">времени</text:span><text:span text:style-name="T39_40"><text:s/></text:span><text:span text:style-name="T39_41">мне</text:span><text:span text:style-name="T39_42"><text:s/></text:span><text:span text:style-name="T39_43">и</text:span><text:span text:style-name="T39_44"><text:s/></text:span><text:span text:style-name="T39_45">другим</text:span><text:span text:style-name="T39_46"><text:s/></text:span><text:span text:style-name="T39_47">кандидатам</text:span><text:span text:style-name="T39_48">,<text:s/></text:span><text:span text:style-name="T39_49">да</text:span><text:span text:style-name="T39_50"><text:s/></text:span><text:span text:style-name="T39_51">и</text:span><text:span text:style-name="T39_52"><text:s/></text:span><text:span text:style-name="T39_53">себе</text:span><text:span text:style-name="T39_54"><text:s/></text:span><text:span text:style-name="T39_55">тоже</text:span><text:span text:style-name="T39_56">:).</text:span></text:p>
      <text:p text:style-name="P40"/>
      <text:p text:style-name="P41"><text:span text:style-name="T41_1">В</text:span><text:span text:style-name="T41_2"><text:s/></text:span><text:span text:style-name="T41_3">общем</text:span><text:span text:style-name="T41_4">,<text:s/></text:span><text:span text:style-name="T41_5">на</text:span><text:span text:style-name="T41_6"><text:s/></text:span><text:span text:style-name="T41_7">днях</text:span><text:span text:style-name="T41_8"><text:s/></text:span><text:span text:style-name="T41_9">попробую</text:span><text:span text:style-name="T41_10"><text:s/></text:span><text:span text:style-name="T41_11">выложить</text:span><text:span text:style-name="T41_12"><text:s/></text:span><text:span text:style-name="T41_13">тестовое</text:span><text:span text:style-name="T41_14"><text:s/></text:span><text:span text:style-name="T41_15">задание</text:span><text:span text:style-name="T41_16"><text:s/></text:span><text:span text:style-name="T41_17">и</text:span><text:span text:style-name="T41_18"><text:s/></text:span><text:span text:style-name="T41_19">начнется</text:span><text:span text:style-name="T41_20"><text:s/></text:span><text:span text:style-name="T41_21">самая</text:span><text:span text:style-name="T41_22"><text:s/></text:span><text:span text:style-name="T41_23">интересная</text:span><text:span text:style-name="T41_24"><text:s/></text:span><text:span text:style-name="T41_25">часть</text:span><text:span text:style-name="T41_26">:).</text:span></text:p>
      <text:p text:style-name="P42"/>
      <text:p text:style-name="P43"><text:span text:style-name="T43_1">С</text:span><text:span text:style-name="T43_2"><text:s/></text:span><text:span text:style-name="T43_3">уважением</text:span><text:span text:style-name="T43_4">,</text:span></text:p>
      <text:p text:style-name="P44"><text:span text:style-name="T44_1">Дмитрий</text:span><text:span text:style-name="T44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